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weight="bold" officeooo:paragraph-rsid="00429597" style:font-weight-asian="bold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rsid="004bd68b" officeooo:paragraph-rsid="004bd68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51d4aa" officeooo:paragraph-rsid="0051d4a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3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34" style:family="paragraph" style:parent-style-name="Heading_20_2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36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3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38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40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41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42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43" style:family="paragraph" style:parent-style-name="Standard">
      <style:paragraph-properties fo:margin-top="0in" fo:margin-bottom="0in" style:contextual-spacing="false" fo:line-height="115%" style:writing-mode="lr-tb"/>
      <style:text-properties officeooo:rsid="0049c2c3" officeooo:paragraph-rsid="004aaafa"/>
    </style:style>
    <style:style style:name="P44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4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4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line-height="115%" fo:break-before="page" style:writing-mode="lr-tb"/>
    </style:style>
    <style:style style:name="P48" style:family="paragraph" style:parent-style-name="Heading_20_1">
      <style:paragraph-properties fo:break-before="page"/>
      <style:text-properties officeooo:paragraph-rsid="004bd68b"/>
    </style:style>
    <style:style style:name="P4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55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56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1f497d" style:font-name="Calibri" fo:background-color="#ffffff" style:font-name-asian="Calibri" style:font-name-complex="Calibri"/>
    </style:style>
    <style:style style:name="P6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61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62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63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64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65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66" style:family="paragraph" style:parent-style-name="Standard">
      <style:paragraph-properties fo:margin-left="0in" fo:margin-right="1in" fo:line-height="100%" fo:text-indent="0in" style:auto-text-indent="false" style:writing-mode="lr-tb"/>
      <style:text-properties officeooo:rsid="00490551" officeooo:paragraph-rsid="0049c2c3"/>
    </style:style>
    <style:style style:name="P67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68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69" style:family="paragraph" style:parent-style-name="Standard">
      <style:paragraph-properties style:writing-mode="lr-tb"/>
    </style:style>
    <style:style style:name="P70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71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72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73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74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76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77" style:family="paragraph" style:parent-style-name="Standard">
      <style:text-properties officeooo:rsid="00501e9a" officeooo:paragraph-rsid="00501e9a"/>
    </style:style>
    <style:style style:name="P78" style:family="paragraph" style:parent-style-name="Standard">
      <style:text-properties officeooo:rsid="00501e9a" officeooo:paragraph-rsid="0053afab"/>
    </style:style>
    <style:style style:name="P79" style:family="paragraph" style:parent-style-name="Heading_20_1">
      <style:text-properties officeooo:paragraph-rsid="0049c2c3"/>
    </style:style>
    <style:style style:name="P80" style:family="paragraph" style:parent-style-name="Heading_20_1">
      <style:text-properties officeooo:paragraph-rsid="004bd68b"/>
    </style:style>
    <style:style style:name="P81" style:family="paragraph" style:parent-style-name="Heading_20_1">
      <style:text-properties officeooo:paragraph-rsid="0051d4aa"/>
    </style:style>
    <style:style style:name="P82" style:family="paragraph" style:parent-style-name="Heading_20_1">
      <style:text-properties officeooo:rsid="0049c2c3"/>
    </style:style>
    <style:style style:name="P83" style:family="paragraph" style:parent-style-name="Text_20_body">
      <style:text-properties fo:font-weight="bold" style:font-weight-asian="bold" style:font-weight-complex="bold"/>
    </style:style>
    <style:style style:name="P84" style:family="paragraph" style:parent-style-name="Text_20_body">
      <style:text-properties officeooo:rsid="00490551" officeooo:paragraph-rsid="0049c2c3"/>
    </style:style>
    <style:style style:name="P85" style:family="paragraph" style:parent-style-name="Standard" style:list-style-name="L8">
      <style:text-properties officeooo:rsid="0053afab" officeooo:paragraph-rsid="0053afab"/>
    </style:style>
    <style:style style:name="P86" style:family="paragraph" style:parent-style-name="Standard" style:list-style-name="L8">
      <style:text-properties officeooo:rsid="005541ce" officeooo:paragraph-rsid="005541ce"/>
    </style:style>
    <style:style style:name="P87" style:family="paragraph" style:parent-style-name="Standard" style:list-style-name="L8">
      <style:text-properties officeooo:rsid="00561fd9" officeooo:paragraph-rsid="00561fd9"/>
    </style:style>
    <style:style style:name="P88" style:family="paragraph" style:parent-style-name="Standard" style:list-style-name="L9">
      <style:text-properties officeooo:paragraph-rsid="0053afab"/>
    </style:style>
    <style:style style:name="P89" style:family="paragraph" style:parent-style-name="Standard" style:list-style-name="L9">
      <style:text-properties officeooo:rsid="004aaafa" officeooo:paragraph-rsid="0053afab"/>
    </style:style>
    <style:style style:name="P90" style:family="paragraph" style:parent-style-name="Standard" style:list-style-name="L9">
      <style:text-properties officeooo:rsid="00501e9a" officeooo:paragraph-rsid="0053afab"/>
    </style:style>
    <style:style style:name="P91" style:family="paragraph" style:parent-style-name="Standard">
      <style:text-properties officeooo:rsid="00501e9a" officeooo:paragraph-rsid="0053afab"/>
    </style:style>
    <style:style style:name="P92" style:family="paragraph" style:parent-style-name="Standard" style:list-style-name="L12"/>
    <style:style style:name="P93" style:family="paragraph" style:parent-style-name="Standard" style:list-style-name="LS2"/>
    <style:style style:name="P94" style:family="paragraph" style:parent-style-name="Standard" style:list-style-name="L23"/>
    <style:style style:name="P95" style:family="paragraph" style:parent-style-name="Standard" style:list-style-name="L8">
      <style:text-properties officeooo:rsid="006c9ff7" officeooo:paragraph-rsid="006c9ff7"/>
    </style:style>
    <style:style style:name="P96" style:family="paragraph" style:parent-style-name="Standard" style:list-style-name="L5">
      <style:paragraph-properties fo:line-height="100%" style:writing-mode="lr-tb"/>
      <style:text-properties officeooo:rsid="00490551" officeooo:paragraph-rsid="0049c2c3"/>
    </style:style>
    <style:style style:name="P97" style:family="paragraph" style:parent-style-name="Standard" style:list-style-name="L6">
      <style:paragraph-properties style:writing-mode="lr-tb"/>
      <style:text-properties fo:font-weight="normal" officeooo:paragraph-rsid="00501e9a" style:font-weight-asian="normal" style:font-weight-complex="normal"/>
    </style:style>
    <style:style style:name="P98" style:family="paragraph" style:parent-style-name="Standard" style:list-style-name="L7">
      <style:paragraph-properties style:writing-mode="lr-tb"/>
      <style:text-properties officeooo:paragraph-rsid="00501e9a"/>
    </style:style>
    <style:style style:name="P99" style:family="paragraph" style:parent-style-name="Standard" style:list-style-name="L7">
      <style:paragraph-properties style:writing-mode="lr-tb"/>
      <style:text-properties officeooo:rsid="00501e9a" officeooo:paragraph-rsid="00501e9a"/>
    </style:style>
    <style:style style:name="P100" style:family="paragraph" style:parent-style-name="Standard" style:list-style-name="L7">
      <style:paragraph-properties style:writing-mode="lr-tb"/>
      <style:text-properties officeooo:rsid="004259a3" officeooo:paragraph-rsid="00501e9a"/>
    </style:style>
    <style:style style:name="P101" style:family="paragraph" style:parent-style-name="Standard" style:list-style-name="L10">
      <style:paragraph-properties style:writing-mode="lr-tb"/>
      <style:text-properties officeooo:rsid="00429597" officeooo:paragraph-rsid="00429597"/>
    </style:style>
    <style:style style:name="P102" style:family="paragraph" style:parent-style-name="Standard" style:list-style-name="L10">
      <style:paragraph-properties fo:line-height="115%" style:writing-mode="lr-tb"/>
      <style:text-properties officeooo:rsid="00429597" officeooo:paragraph-rsid="00429597"/>
    </style:style>
    <style:style style:name="P103" style:family="paragraph" style:parent-style-name="Standard" style:list-style-name="L10">
      <style:paragraph-properties style:writing-mode="lr-tb"/>
    </style:style>
    <style:style style:name="P104" style:family="paragraph" style:parent-style-name="Standard" style:list-style-name="L10">
      <style:paragraph-properties style:writing-mode="lr-tb"/>
      <style:text-properties officeooo:paragraph-rsid="0040919d"/>
    </style:style>
    <style:style style:name="P105" style:family="paragraph" style:parent-style-name="Standard" style:list-style-name="LS2">
      <style:paragraph-properties style:writing-mode="lr-tb"/>
      <style:text-properties officeooo:paragraph-rsid="0053307b"/>
    </style:style>
    <style:style style:name="P106" style:family="paragraph" style:parent-style-name="Standard" style:list-style-name="L15">
      <style:paragraph-properties style:writing-mode="lr-tb"/>
      <style:text-properties officeooo:paragraph-rsid="004259a3"/>
    </style:style>
    <style:style style:name="P107" style:family="paragraph" style:parent-style-name="Standard" style:list-style-name="L10">
      <style:paragraph-properties fo:line-height="115%" style:writing-mode="lr-tb"/>
      <style:text-properties officeooo:rsid="00478a42" officeooo:paragraph-rsid="00478a42"/>
    </style:style>
    <style:style style:name="P108" style:family="paragraph" style:parent-style-name="Standard" style:list-style-name="L10">
      <style:paragraph-properties fo:line-height="115%" style:writing-mode="lr-tb"/>
      <style:text-properties officeooo:rsid="005381b2" officeooo:paragraph-rsid="005381b2"/>
    </style:style>
    <style:style style:name="P109" style:family="paragraph" style:parent-style-name="Standard" style:list-style-name="L10">
      <style:paragraph-properties style:writing-mode="lr-tb"/>
      <style:text-properties officeooo:rsid="0040e646" officeooo:paragraph-rsid="0040e646"/>
    </style:style>
    <style:style style:name="P110" style:family="paragraph" style:parent-style-name="Standard" style:list-style-name="LS1">
      <style:paragraph-properties style:writing-mode="lr-tb"/>
    </style:style>
    <style:style style:name="P111" style:family="paragraph" style:parent-style-name="Standard" style:list-style-name="LS1">
      <style:paragraph-properties style:writing-mode="lr-tb"/>
      <style:text-properties officeooo:paragraph-rsid="004bd68b"/>
    </style:style>
    <style:style style:name="P112" style:family="paragraph" style:parent-style-name="Standard" style:list-style-name="L24">
      <style:paragraph-properties style:writing-mode="lr-tb"/>
      <style:text-properties officeooo:paragraph-rsid="004aaafa"/>
    </style:style>
    <style:style style:name="P113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490551" officeooo:paragraph-rsid="0049c2c3"/>
    </style:style>
    <style:style style:name="P114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501e9a" officeooo:paragraph-rsid="00501e9a"/>
    </style:style>
    <style:style style:name="P115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6" style:family="paragraph" style:parent-style-name="Standard" style:list-style-name="L1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7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8" style:family="paragraph" style:parent-style-name="Standard" style:list-style-name="L2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9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0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21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2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3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24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25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6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27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28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9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0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1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2" style:family="paragraph" style:parent-style-name="Standard" style:list-style-name="L15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33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34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5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6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7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8" style:family="paragraph" style:parent-style-name="Standard" style:list-style-name="L27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9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0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1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2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43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4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5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6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47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48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49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50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51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152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153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54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55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56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686071" officeooo:paragraph-rsid="00686071" style:font-weight-asian="normal" style:font-weight-complex="normal"/>
    </style:style>
    <style:style style:name="P157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58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59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60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rsid="00686071" officeooo:paragraph-rsid="00686071"/>
    </style:style>
    <style:style style:name="P161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162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3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4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5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6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7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3e9b2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8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259a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9" style:family="paragraph" style:parent-style-name="Standard" style:list-style-name="L1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0" style:family="paragraph" style:parent-style-name="Standard" style:list-style-name="L31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69b818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1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2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3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75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76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77" style:family="paragraph" style:parent-style-name="Standard" style:list-style-name="L15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7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7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2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3" style:family="paragraph" style:parent-style-name="Standard" style:list-style-name="L23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4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5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6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87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188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189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90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91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92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93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4" style:family="paragraph" style:parent-style-name="Standard" style:list-style-name="L20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5" style:family="paragraph" style:parent-style-name="Standard" style:list-style-name="L2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6" style:family="paragraph" style:parent-style-name="Standard" style:list-style-name="L22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8" style:family="paragraph" style:parent-style-name="Standard" style:list-style-name="L19">
      <style:paragraph-properties fo:margin-top="0in" fo:margin-bottom="0in" style:contextual-spacing="false" fo:line-height="115%" style:writing-mode="lr-tb"/>
      <style:text-properties fo:font-weight="normal" officeooo:rsid="006745a7" officeooo:paragraph-rsid="006745a7" style:font-weight-asian="normal" style:font-weight-complex="normal"/>
    </style:style>
    <style:style style:name="P199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200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201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202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3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4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688006" officeooo:paragraph-rsid="00688006"/>
    </style:style>
    <style:style style:name="P205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206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207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282fe" officeooo:paragraph-rsid="004259a3"/>
    </style:style>
    <style:style style:name="P208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5ed34" officeooo:paragraph-rsid="0065ed34"/>
    </style:style>
    <style:style style:name="P209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21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1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2" style:family="paragraph" style:parent-style-name="Standard" style:list-style-name="L24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3" style:family="paragraph" style:parent-style-name="Standard" style:list-style-name="L27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214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215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42652" style:font-weight-asian="normal" style:font-weight-complex="normal"/>
    </style:style>
    <style:style style:name="P21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217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1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19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220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22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22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66b446" officeooo:paragraph-rsid="004bd68b"/>
    </style:style>
    <style:style style:name="P22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22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22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226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227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228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23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231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6afb6f" officeooo:paragraph-rsid="006afb6f"/>
    </style:style>
    <style:style style:name="P232" style:family="paragraph" style:parent-style-name="Standard" style:list-style-name="L10">
      <style:paragraph-properties fo:break-before="auto" fo:break-after="auto" style:writing-mode="lr-tb"/>
      <style:text-properties officeooo:paragraph-rsid="00429597"/>
    </style:style>
    <style:style style:name="P233" style:family="paragraph" style:parent-style-name="Standard" style:list-style-name="L10">
      <style:paragraph-properties fo:line-height="115%" fo:break-before="auto" fo:break-after="auto" style:writing-mode="lr-tb"/>
      <style:text-properties officeooo:paragraph-rsid="00429597"/>
    </style:style>
    <style:style style:name="P234" style:family="paragraph" style:parent-style-name="Standard" style:list-style-name="L15">
      <style:paragraph-properties fo:line-height="115%" fo:break-before="auto" fo:break-after="auto" style:writing-mode="lr-tb"/>
      <style:text-properties officeooo:paragraph-rsid="00429597"/>
    </style:style>
    <style:style style:name="P235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36" style:family="paragraph" style:parent-style-name="Standard" style:list-style-name="L25">
      <style:paragraph-properties fo:line-height="115%" fo:break-before="auto" fo:break-after="auto" style:writing-mode="lr-tb"/>
      <style:text-properties officeooo:paragraph-rsid="00442652"/>
    </style:style>
    <style:style style:name="P23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238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9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0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1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2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3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4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5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0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1" style:family="paragraph" style:parent-style-name="Standard" style:list-style-name="LS20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2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3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4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5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6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7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8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9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2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264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5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69b818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8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6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7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7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7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7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7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7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7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7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78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7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8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8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82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51d4aa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3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4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5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6" style:family="paragraph" style:parent-style-name="Standard" style:list-style-name="L13">
      <style:paragraph-properties fo:margin-left="0.5in" fo:margin-right="0in" fo:text-indent="-0.25in" style:auto-text-indent="false"/>
      <style:text-properties officeooo:paragraph-rsid="0051d4aa"/>
    </style:style>
    <style:style style:name="P287" style:family="paragraph" style:parent-style-name="Standard" style:list-style-name="L14">
      <style:paragraph-properties fo:margin-left="0.5in" fo:margin-right="0in" fo:text-indent="-0.25in" style:auto-text-indent="false"/>
    </style:style>
    <style:style style:name="P288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89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90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9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fo:font-weight="normal" officeooo:rsid="003baebd" officeooo:paragraph-rsid="004bd68b" style:font-weight-asian="normal" style:font-weight-complex="normal"/>
    </style:style>
    <style:style style:name="P292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9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9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95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9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297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98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99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00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01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2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3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4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5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6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7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8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9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1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312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313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4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315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1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31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318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19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320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321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32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323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325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6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408d03" officeooo:paragraph-rsid="004bd68b"/>
    </style:style>
    <style:style style:name="P328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9" style:family="paragraph" style:parent-style-name="Title" style:master-page-name="Standard">
      <style:paragraph-properties fo:text-align="center" style:justify-single-word="false" style:page-number="auto"/>
    </style:style>
    <style:style style:name="P330" style:family="paragraph" style:parent-style-name="Heading_20_1">
      <style:paragraph-properties fo:line-height="115%" fo:break-before="auto" fo:break-after="auto" style:writing-mode="lr-tb"/>
    </style:style>
    <style:style style:name="P331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32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33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34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35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36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37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38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39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40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41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42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43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44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45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46" style:family="paragraph" style:parent-style-name="Heading_20_1" style:list-style-name=""/>
    <style:style style:name="P347" style:family="paragraph" style:parent-style-name="Heading_20_1"/>
    <style:style style:name="P348" style:family="paragraph" style:parent-style-name="Heading_20_1">
      <style:paragraph-properties fo:break-before="page"/>
    </style:style>
    <style:style style:name="P349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0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51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52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53" style:family="paragraph" style:parent-style-name="Heading_20_2">
      <style:paragraph-properties fo:margin-left="0in" fo:margin-right="1in" fo:line-height="115%" fo:text-indent="0in" style:auto-text-indent="false" fo:break-before="page" style:writing-mode="lr-tb"/>
      <style:text-properties officeooo:paragraph-rsid="0049c2c3"/>
    </style:style>
    <style:style style:name="P354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55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56" style:family="paragraph" style:parent-style-name="Heading_20_3">
      <style:paragraph-properties fo:line-height="115%" fo:break-before="auto" fo:break-after="auto" style:writing-mode="lr-tb"/>
    </style:style>
    <style:style style:name="P357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fo:font-weight="normal" officeooo:rsid="0021c637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259a3" style:font-weight-asian="bold" style:font-weight-complex="bold"/>
    </style:style>
    <style:style style:name="T14" style:family="text">
      <style:text-properties fo:font-weight="bold" officeooo:rsid="0040e646" style:font-weight-asian="bold" style:font-weight-complex="bold"/>
    </style:style>
    <style:style style:name="T15" style:family="text">
      <style:text-properties fo:font-weight="bold" officeooo:rsid="004e582e" style:font-weight-asian="bold" style:font-weight-complex="bold"/>
    </style:style>
    <style:style style:name="T16" style:family="text">
      <style:text-properties fo:font-weight="bold" officeooo:rsid="00501e9a" style:font-weight-asian="bold" style:font-weight-complex="bold"/>
    </style:style>
    <style:style style:name="T17" style:family="text">
      <style:text-properties fo:font-weight="bold" officeooo:rsid="005955dd" style:font-weight-asian="bold" style:font-weight-complex="bold"/>
    </style:style>
    <style:style style:name="T18" style:family="text">
      <style:text-properties fo:color="#cc0000"/>
    </style:style>
    <style:style style:name="T19" style:family="text">
      <style:text-properties fo:color="#cc0000" fo:font-weight="normal" officeooo:rsid="00363e77" style:font-weight-asian="normal" style:font-weight-complex="normal"/>
    </style:style>
    <style:style style:name="T20" style:family="text">
      <style:text-properties fo:color="#cc0000" officeooo:rsid="004259a3"/>
    </style:style>
    <style:style style:name="T21" style:family="text">
      <style:text-properties fo:color="#204a87"/>
    </style:style>
    <style:style style:name="T22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5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656565" fo:background-color="#fffff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63e77" style:font-weight-asian="normal" style:font-weight-complex="normal"/>
    </style:style>
    <style:style style:name="T30" style:family="text">
      <style:text-properties fo:font-weight="normal" officeooo:rsid="00429597" style:font-weight-asian="normal" style:font-weight-complex="normal"/>
    </style:style>
    <style:style style:name="T31" style:family="text">
      <style:text-properties fo:font-weight="normal" officeooo:rsid="003baebd" style:font-weight-asian="normal" style:font-weight-complex="normal"/>
    </style:style>
    <style:style style:name="T32" style:family="text">
      <style:text-properties fo:font-weight="normal" officeooo:rsid="00501e9a" style:font-weight-asian="normal" style:font-weight-complex="normal"/>
    </style:style>
    <style:style style:name="T33" style:family="text">
      <style:text-properties fo:font-weight="normal" officeooo:rsid="0051d4aa" style:font-weight-asian="normal" style:font-weight-complex="normal"/>
    </style:style>
    <style:style style:name="T34" style:family="text">
      <style:text-properties fo:font-weight="normal" officeooo:rsid="0057279b" style:font-weight-asian="normal" style:font-weight-complex="normal"/>
    </style:style>
    <style:style style:name="T35" style:family="text">
      <style:text-properties officeooo:rsid="0012b5f9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officeooo:rsid="00408d03"/>
    </style:style>
    <style:style style:name="T38" style:family="text">
      <style:text-properties style:use-window-font-color="true" officeooo:rsid="00321cd4"/>
    </style:style>
    <style:style style:name="T39" style:family="text">
      <style:text-properties style:use-window-font-color="true" fo:font-weight="normal" officeooo:rsid="00408d03" style:font-weight-asian="normal" style:font-weight-complex="normal"/>
    </style:style>
    <style:style style:name="T40" style:family="text">
      <style:text-properties style:use-window-font-color="true" fo:font-weight="bold" style:font-weight-asian="bold" style:font-weight-complex="bold"/>
    </style:style>
    <style:style style:name="T41" style:family="text">
      <style:text-properties style:use-window-font-color="true" fo:font-weight="bold" officeooo:rsid="00408d03" style:font-weight-asian="bold" style:font-weight-complex="bold"/>
    </style:style>
    <style:style style:name="T42" style:family="text">
      <style:text-properties style:use-window-font-color="true" fo:font-weight="bold" officeooo:rsid="00321cd4" style:font-weight-asian="bold" style:font-weight-complex="bold"/>
    </style:style>
    <style:style style:name="T43" style:family="text">
      <style:text-properties style:use-window-font-color="true" fo:font-weight="bold" officeooo:rsid="004aaafa" style:font-weight-asian="bold" style:font-weight-complex="bold"/>
    </style:style>
    <style:style style:name="T44" style:family="text">
      <style:text-properties style:use-window-font-color="true" officeooo:rsid="004259a3"/>
    </style:style>
    <style:style style:name="T45" style:family="text">
      <style:text-properties officeooo:rsid="003860bd"/>
    </style:style>
    <style:style style:name="T46" style:family="text">
      <style:text-properties officeooo:rsid="00408d03"/>
    </style:style>
    <style:style style:name="T47" style:family="text">
      <style:text-properties officeooo:rsid="0040e646"/>
    </style:style>
    <style:style style:name="T48" style:family="text">
      <style:text-properties officeooo:rsid="004259a3"/>
    </style:style>
    <style:style style:name="T49" style:family="text">
      <style:text-properties officeooo:rsid="00429597"/>
    </style:style>
    <style:style style:name="T50" style:family="text">
      <style:text-properties officeooo:rsid="00442652"/>
    </style:style>
    <style:style style:name="T51" style:family="text">
      <style:text-properties officeooo:rsid="0044ca41"/>
    </style:style>
    <style:style style:name="T52" style:family="text">
      <style:text-properties officeooo:rsid="0046665c"/>
    </style:style>
    <style:style style:name="T53" style:family="text">
      <style:text-properties officeooo:rsid="00490551"/>
    </style:style>
    <style:style style:name="T54" style:family="text">
      <style:text-properties officeooo:rsid="0049c2c3"/>
    </style:style>
    <style:style style:name="T55" style:family="text">
      <style:text-properties officeooo:rsid="004e582e"/>
    </style:style>
    <style:style style:name="T56" style:family="text">
      <style:text-properties officeooo:rsid="00501e9a"/>
    </style:style>
    <style:style style:name="T57" style:family="text">
      <style:text-properties officeooo:rsid="0051d4aa"/>
    </style:style>
    <style:style style:name="T58" style:family="text">
      <style:text-properties officeooo:rsid="0053afab"/>
    </style:style>
    <style:style style:name="T59" style:family="text">
      <style:text-properties officeooo:rsid="0057279b"/>
    </style:style>
    <style:style style:name="T60" style:family="text">
      <style:text-properties officeooo:rsid="00583b37"/>
    </style:style>
    <style:style style:name="T61" style:family="text">
      <style:text-properties officeooo:rsid="005bf768"/>
    </style:style>
    <style:style style:name="T62" style:family="text">
      <style:text-properties officeooo:rsid="005f0d92"/>
    </style:style>
    <style:style style:name="T63" style:family="text">
      <style:text-properties officeooo:rsid="00613ad0"/>
    </style:style>
    <style:style style:name="T64" style:family="text">
      <style:text-properties officeooo:rsid="00647a6e"/>
    </style:style>
    <style:style style:name="T65" style:family="text">
      <style:text-properties style:text-position="super 58%" officeooo:rsid="00647a6e"/>
    </style:style>
    <style:style style:name="T66" style:family="text">
      <style:text-properties officeooo:rsid="0064e0fb"/>
    </style:style>
    <style:style style:name="T67" style:family="text">
      <style:text-properties officeooo:rsid="00686071"/>
    </style:style>
    <style:style style:name="T68" style:family="text">
      <style:text-properties officeooo:rsid="0069b818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9">NETENTION FEATURES</text:p>
      <text:h text:style-name="P353" text:outline-level="10">100% Open-Source Architecture</text:h>
      <text:p text:style-name="P84">License: GPL</text:p>
      <text:p text:style-name="P66">Components</text:p>
      <text:list xml:id="list104124053078260202" text:style-name="L5">
        <text:list-item>
          <text:p text:style-name="P96">Node.JS</text:p>
          <text:list>
            <text:list-item>
              <text:p text:style-name="P96">[npm's: see package.json]</text:p>
            </text:list-item>
          </text:list>
        </text:list-item>
        <text:list-item>
          <text:h text:style-name="P113" text:outline-level="10">MongoDB</text:h>
        </text:list-item>
        <text:list-item>
          <text:h text:style-name="P114" text:outline-level="10">HTML5/Javascript</text:h>
          <text:list>
            <text:list-item>
              <text:h text:style-name="P114" text:outline-level="10">[javascript client libraries]</text:h>
            </text:list-item>
          </text:list>
        </text:list-item>
      </text:list>
      <text:h text:style-name="P331" text:outline-level="10"><text:span text:style-name="T53">Web </text:span>Server <text:span text:style-name="T58">(Node.JS)</text:span></text:h>
      <text:p text:style-name="P64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3">able</text:span> file formats, fetched from the database by means of an assortment of REST API requests. <text:s/><text:span text:style-name="T56">Server is designed to connect to other networks, to form an organic, decentralized P2P network of semantically relevant data exchange.</text:span></text:p>
      <text:p text:style-name="P68"/>
      <text:list xml:id="list5304727897207975122" text:style-name="L6">
        <text:list-item>
          <text:p text:style-name="P115">HTTP REST + Websockets</text:p>
        </text:list-item>
        <text:list-item>
          <text:p text:style-name="P162">Stores Objects</text:p>
        </text:list-item>
        <text:list-item>
          <text:p text:style-name="P115">Publish <text:span text:style-name="T60">O</text:span>bjects (new and edits to existing)</text:p>
        </text:list-item>
        <text:list-item>
          <text:p text:style-name="P163">Delete <text:span text:style-name="T60">O</text:span>bjects</text:p>
        </text:list-item>
        <text:list-item>
          <text:p text:style-name="P162">Server Plugins</text:p>
        </text:list-item>
        <text:list-item>
          <text:p text:style-name="P164">Options file: netention.options.js</text:p>
        </text:list-item>
        <text:list-item>
          <text:p text:style-name="P162">Identities &amp; Authentication</text:p>
          <text:list>
            <text:list-item>
              <text:p text:style-name="P119">Authenticated Login</text:p>
              <text:list>
                <text:list-item>
                  <text:p text:style-name="P115">OpenID</text:p>
                </text:list-item>
                <text:list-item>
                  <text:p text:style-name="P115">Google Accounts</text:p>
                </text:list-item>
              </text:list>
            </text:list-item>
            <text:list-item>
              <text:p text:style-name="P171">Anonymous Access</text:p>
              <text:list>
                <text:list-item>
                  <text:p text:style-name="P115"><text:span text:style-name="T53">O</text:span>ne-click anonymous access</text:p>
                </text:list-item>
                <text:list-item>
                  <text:p text:style-name="P115"><text:span text:style-name="T53">A</text:span>nonymous authentication shares a set of profiles created by anonymous users</text:p>
                </text:list-item>
                <text:list-item>
                  <text:p text:style-name="P165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72">Unidentified <text:span text:style-name="T53">(Public) Access</text:span></text:p>
              <text:list>
                <text:list-item>
                  <text:p text:style-name="P163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73">Logout</text:p>
            </text:list-item>
          </text:list>
        </text:list-item>
        <text:list-item>
          <text:p text:style-name="P120"><text:span text:style-name="T4">Identity </text:span><text:span text:style-name="T1">Switching</text:span><text:span text:style-name="T7"> </text:span></text:p>
          <text:list>
            <text:list-item>
              <text:p text:style-name="P97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72">TODO</text:p>
      <text:list xml:id="list5015874439934653556" text:style-name="L7">
        <text:list-item>
          <text:p text:style-name="P121"><text:span text:style-name="T55">permission to </text:span>require authentication to prevent a non-authenticated user from editing an authenticated user’s objects</text:p>
        </text:list-item>
        <text:list-item>
          <text:p text:style-name="P117">authentication instructions, more intuitive, hide either the login or logout menu item at a time. <text:s/>no separate login/logout page, just use items in main menu </text:p>
        </text:list-item>
        <text:list-item>
          <text:p text:style-name="P117">display status of connection and current action with visible icon/label. <text:s/>visible on application initializing also to show the current startup stage</text:p>
        </text:list-item>
        <text:list-item>
          <text:p text:style-name="P122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17">client-side crypto</text:p>
        </text:list-item>
        <text:list-item>
          <text:p text:style-name="P117">public key crypto for private message</text:p>
        </text:list-item>
        <text:list-item>
          <text:p text:style-name="P117">HTTPS Setup Instructions</text:p>
        </text:list-item>
        <text:list-item>
          <text:p text:style-name="P117">FB <text:span text:style-name="T53">&amp;</text:span> Twitter Authentication</text:p>
        </text:list-item>
        <text:list-item>
          <text:p text:style-name="P121">private messages, <text:span text:style-name="T60">private objects</text:span></text:p>
          <text:list>
            <text:list-item>
              <text:p text:style-name="P117">notifications of replies to own objects, or another reply to an object one has replied to</text:p>
            </text:list-item>
            <text:list-item>
              <text:p text:style-name="P166">Private: [ list of users that can read/edit/delete it]</text:p>
            </text:list-item>
          </text:list>
        </text:list-item>
        <text:list-item>
          <text:p text:style-name="P167">Admin level permissions: disable plugins except for admin</text:p>
        </text:list-item>
        <text:list-item>
          <text:p text:style-name="P98"><text:span text:style-name="T48">S</text:span>tatic - disable login completely, and use as particular URL as startup data</text:p>
        </text:list-item>
        <text:list-item>
          <text:p text:style-name="P117">Documented Web API for 3rd party tools &amp; apps</text:p>
          <text:list>
            <text:list-item>
              <text:p text:style-name="P98">Search Crawler Detection: GoogleBot/[all search engine]* crawler detection results instead of AJAX'd UI</text:p>
            </text:list-item>
            <text:list-item>
              <text:p text:style-name="P99">URL scheme for linking to internal data via crawler static HTML dumps</text:p>
            </text:list-item>
            <text:list-item>
              <text:p text:style-name="P99">Options for fooling the crawlers</text:p>
            </text:list-item>
          </text:list>
        </text:list-item>
        <text:list-item>
          <text:p text:style-name="P175"><text:span text:style-name="T48">A</text:span>nalytics</text:p>
        </text:list-item>
        <text:list-item>
          <text:p text:style-name="P175">server sends extra data when focus changes</text:p>
        </text:list-item>
        <text:list-item>
          <text:p text:style-name="P175">object-oriented <text:span text:style-name="T47">currying </text:span>nobject API <text:s/>(util.js)</text:p>
        </text:list-item>
        <text:list-item>
          <text:p text:style-name="P98">cleanup old “plan” variables, add /user/:id/ endpoint</text:p>
        </text:list-item>
        <text:list-item>
          <text:p text:style-name="P98">Travel/Motion as parent of both Arrive and Depart</text:p>
        </text:list-item>
        <text:list-item>
          <text:p text:style-name="P98">ghost ontology (client-side encrypted)</text:p>
        </text:list-item>
        <text:list-item>
          <text:p text:style-name="P98">netention server startup script on server boot</text:p>
          <text:list>
            <text:list-item>
              <text:p text:style-name="P98">add something in init.d and chmod a+x and set it on start and use su – user</text:p>
            </text:list-item>
          </text:list>
        </text:list-item>
        <text:list-item>
          <text:p text:style-name="P123">transmit all user-context objects (optional by client.js configuration option on load), ex: can,need,not,[skills]</text:p>
        </text:list-item>
        <text:list-item>
          <text:p text:style-name="P98">extra tags:</text:p>
          <text:list>
            <text:list-item>
              <text:p text:style-name="P98">ReadLater</text:p>
            </text:list-item>
            <text:list-item>
              <text:p text:style-name="P98">Fake (<text:span text:style-name="T47">bullshit)</text:span></text:p>
            </text:list-item>
            <text:list-item>
              <text:p text:style-name="P98">Funny</text:p>
            </text:list-item>
            <text:list-item>
              <text:p text:style-name="P98">Theory</text:p>
            </text:list-item>
            <text:list-item>
              <text:p text:style-name="P98">Warning</text:p>
            </text:list-item>
          </text:list>
        </text:list-item>
        <text:list-item>
          <text:p text:style-name="P100">Centroid tag normalization</text:p>
        </text:list-item>
        <text:list-item>
          <text:p text:style-name="P100">Matching plugin</text:p>
          <text:list>
            <text:list-item>
              <text:p text:style-name="P100">verify matching plugin still works</text:p>
            </text:list-item>
            <text:list-item>
              <text:p text:style-name="P123"><text:span text:style-name="T48">m</text:span>atch (Best Matches for a given user)</text:p>
              <text:list>
                <text:list-item>
                  <text:p text:style-name="P123">Best Teachers</text:p>
                </text:list-item>
                <text:list-item>
                  <text:p text:style-name="P123">Best Students</text:p>
                </text:list-item>
                <text:list-item>
                  <text:p text:style-name="P123">Best Collaborators</text:p>
                </text:list-item>
                <text:list-item>
                  <text:p text:style-name="P186">Nearest (ignores geolocation)</text:p>
                </text:list-item>
              </text:list>
            </text:list-item>
          </text:list>
        </text:list-item>
        <text:list-item>
          <text:p text:style-name="P123">refactor ontology format so that:</text:p>
          <text:list>
            <text:list-item>
              <text:p text:style-name="P123">uri -&gt; id</text:p>
            </text:list-item>
            <text:list-item>
              <text:p text:style-name="P186">tag -&gt; type</text:p>
            </text:list-item>
          </text:list>
        </text:list-item>
        <text:list-item>
          <text:p text:style-name="P168">JSON-DL</text:p>
        </text:list-item>
      </text:list>
      <text:p text:style-name="P82">Web Client (HTML5/JS)</text:p>
      <text:list xml:id="list6074853752135339370" text:style-name="L8">
        <text:list-item>
          <text:p text:style-name="P85">Real-time Group Object Creation, Editing, Mutating, Searching, Sharing, Realizing</text:p>
          <text:list>
            <text:list-item>
              <text:p text:style-name="P85">Websockets</text:p>
            </text:list-item>
          </text:list>
        </text:list-item>
        <text:list-item>
          <text:p text:style-name="P85">Editable Tag &amp; Property Ontology, supporting</text:p>
          <text:list>
            <text:list-item>
              <text:p text:style-name="P85">Matching</text:p>
            </text:list-item>
            <text:list-item>
              <text:p text:style-name="P85">Eliciting more information from users or sensors</text:p>
            </text:list-item>
            <text:list-item>
              <text:p text:style-name="P85">Similar to RDF/OWL, and can be mapped at least partially</text:p>
            </text:list-item>
          </text:list>
        </text:list-item>
        <text:list-item>
          <text:p text:style-name="P85">Memory of Objects (a subset of those available on Server)</text:p>
        </text:list-item>
        <text:list-item>
          <text:p text:style-name="P85">Multiple Views</text:p>
          <text:list>
            <text:list-item>
              <text:p text:style-name="P86">Goal</text:p>
            </text:list-item>
            <text:list-item>
              <text:p text:style-name="P86">Map</text:p>
            </text:list-item>
            <text:list-item>
              <text:p text:style-name="P86">Browse</text:p>
            </text:list-item>
            <text:list-item>
              <text:p text:style-name="P86">Network</text:p>
            </text:list-item>
            <text:list-item>
              <text:p text:style-name="P86">Chat</text:p>
            </text:list-item>
            <text:list-item>
              <text:p text:style-name="P87">Team</text:p>
            </text:list-item>
            <text:list-item>
              <text:p text:style-name="P86">Trends</text:p>
            </text:list-item>
          </text:list>
        </text:list-item>
        <text:list-item>
          <text:p text:style-name="P85">Semantic Focus Editor</text:p>
        </text:list-item>
        <text:list-item>
          <text:p text:style-name="P85">Contextual Actions</text:p>
        </text:list-item>
        <text:list-item>
          <text:p text:style-name="P85">Server Plugin Interface for extending functionality</text:p>
        </text:list-item>
        <text:list-item>
          <text:p text:style-name="P95">Keyboard Hotkeys</text:p>
          <text:list>
            <text:list-item>
              <text:p text:style-name="P95">Ctrl-[1,2,3...]: View Select</text:p>
            </text:list-item>
            <text:list-item>
              <text:p text:style-name="P95">Ctrl-Left, Ctrl-Right: Previous and Next Views</text:p>
            </text:list-item>
          </text:list>
        </text:list-item>
        <text:list-item>
          <text:p text:style-name="P85">Ubiquity</text:p>
        </text:list-item>
      </text:list>
      <text:list xml:id="list3517409825216323024" text:style-name="L9">
        <text:list-item>
          <text:p text:style-name="P88"><text:span text:style-name="T56">Browser </text:span>Compatibility</text:p>
          <text:list>
            <text:list-item>
              <text:p text:style-name="P89">Chrome</text:p>
            </text:list-item>
            <text:list-item>
              <text:p text:style-name="P89">Firefox</text:p>
            </text:list-item>
            <text:list-item>
              <text:p text:style-name="P89">Android</text:p>
            </text:list-item>
          </text:list>
        </text:list-item>
        <text:list-item>
          <text:p text:style-name="P89">Device Compatibility</text:p>
          <text:list>
            <text:list-item>
              <text:p text:style-name="P90">Desktop PC</text:p>
            </text:list-item>
            <text:list-item>
              <text:p text:style-name="P90">Tablet</text:p>
            </text:list-item>
            <text:list-item>
              <text:p text:style-name="P90">Phone</text:p>
            </text:list-item>
            <text:list-item>
              <text:p text:style-name="P90">Server (headless)</text:p>
            </text:list-item>
          </text:list>
        </text:list-item>
      </text:list>
      <text:p text:style-name="P78"/>
      <text:p text:style-name="P78"/>
      <text:list xml:id="list182656456783974" text:continue-numbering="true" text:style-name="L9">
        <text:list-header>
          <text:p text:style-name="P90"/>
        </text:list-header>
      </text:list>
      <text:p text:style-name="P77"/>
      <text:p text:style-name="P70">TODO</text:p>
      <text:list xml:id="list6956576569472624414" text:style-name="L10">
        <text:list-item>
          <text:p text:style-name="P101">use last view on startup</text:p>
        </text:list-item>
        <text:list-item>
          <text:p text:style-name="P104"><text:span text:style-name="T46">A</text:span>uthentication and profiles view (LoadSplash)</text:p>
          <text:list>
            <text:list-item>
              <text:p text:style-name="P104">fix new user bug</text:p>
              <text:list>
                <text:list-item>
                  <text:p text:style-name="P104">update profile selector when new profiles are added (via backbone event)</text:p>
                </text:list-item>
                <text:list-item>
                  <text:p text:style-name="P104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104">Bug when creating first profile after authenticating on a new host?</text:p>
            </text:list-item>
            <text:list-item>
              <text:p text:style-name="P104">Login bug?: refresh all available profiles from server before ''identify'</text:p>
            </text:list-item>
            <text:list-item>
              <text:p text:style-name="P187">draw profiles as square buttons, and 'new profile' as the final right-most button</text:p>
            </text:list-item>
          </text:list>
        </text:list-item>
        <text:list-item>
          <text:p text:style-name="P124"><text:span text:style-name="T50">I</text:span>ntro <text:span text:style-name="T50">W</text:span>izard<text:span text:style-name="T19"> </text:span><text:span text:style-name="T29">runs you through everything you need for a complete profile: an actual step by step walk through, a guided </text:span><text:span text:style-name="T34">questionnaire</text:span></text:p>
        </text:list-item>
        <text:list-item>
          <text:p text:style-name="P232">filtering should work when unidentified</text:p>
        </text:list-item>
        <text:list-item>
          <text:p text:style-name="P124">escape key to toggle avatarmenu</text:p>
        </text:list-item>
        <text:list-item>
          <text:p text:style-name="P189">indicators while loading, can appear paused on slow connections or when much data is sent</text:p>
        </text:list-item>
        <text:list-item>
          <text:p text:style-name="P190">optional periodic updates for un-connected clients</text:p>
        </text:list-item>
        <text:list-item>
          <text:p text:style-name="P199"><text:span text:style-name="T28">Web workers: </text:span><text:a xlink:type="simple" xlink:href="https://github.com/calvinmetcalf/catiline"><text:span text:style-name="T11">https://github.com/calvinmetcalf/catiline</text:span></text:a></text:p>
        </text:list-item>
        <text:list-item>
          <text:p text:style-name="P233">indexeddb to avoid serializing attention[] to localStorage</text:p>
        </text:list-item>
        <text:list-item>
          <text:p text:style-name="P103">remove unused CSS</text:p>
        </text:list-item>
        <text:list-item>
          <text:p text:style-name="P103">content area scroll issue (on macOSX) in Team View</text:p>
        </text:list-item>
        <text:list-item>
          <text:p text:style-name="P103">&lt;time&gt; update immediate, it seems to take 60 sec for first refresh</text:p>
          <text:list>
            <text:list-item>
              <text:p text:style-name="P103"><text:s text:c="4"/>$('body').timeago('refresh');</text:p>
            </text:list-item>
          </text:list>
        </text:list-item>
      </text:list>
      <text:h text:style-name="P334" text:outline-level="10">Ontology</text:h>
      <text:p text:style-name="P4">Collection of <text:span text:style-name="T12">tags</text:span> and <text:span text:style-name="T12">properties </text:span>providing a common semantic vocabulary for describing reality and imagination. <text:s/>Each tag consists of a set of properties <text:span text:style-name="T58">each with one</text:span> type, <text:span text:style-name="T61">an optional default value, a minimum and maximum arity, &amp; description</text:span>:</text:p>
      <text:list xml:id="list4549465639726470841" text:style-name="L11">
        <text:list-item>
          <text:p text:style-name="P128">real</text:p>
          <text:list>
            <text:list-item>
              <text:p text:style-name="P202">floating point value</text:p>
            </text:list-item>
            <text:list-item>
              <text:p text:style-name="P202">optional unit type</text:p>
            </text:list-item>
          </text:list>
        </text:list-item>
        <text:list-item>
          <text:p text:style-name="P128">integer</text:p>
        </text:list-item>
        <text:list-item>
          <text:p text:style-name="P128">boolean</text:p>
        </text:list-item>
        <text:list-item>
          <text:p text:style-name="P128"><text:span text:style-name="T59">space</text:span>point</text:p>
          <text:list>
            <text:list-item>
              <text:p text:style-name="P202">latitude, longitude, altitude, planet</text:p>
            </text:list-item>
          </text:list>
        </text:list-item>
        <text:list-item>
          <text:p text:style-name="P128">timepoint</text:p>
        </text:list-item>
        <text:list-item>
          <text:p text:style-name="P128">timerange</text:p>
        </text:list-item>
        <text:list-item>
          <text:p text:style-name="P204">timerepeat</text:p>
          <text:list>
            <text:list-item>
              <text:p text:style-name="P204">periodic(seconds), daily(times), weekly(times), ...</text:p>
            </text:list-item>
          </text:list>
        </text:list-item>
        <text:list-item>
          <text:p text:style-name="P128">text</text:p>
        </text:list-item>
        <text:list-item>
          <text:p text:style-name="P205">sketch</text:p>
        </text:list-item>
        <text:list-item>
          <text:p text:style-name="P151">textarea</text:p>
          <text:list>
            <text:list-item>
              <text:p text:style-name="P202">(supports HTML)</text:p>
            </text:list-item>
          </text:list>
        </text:list-item>
        <text:list-item>
          <text:p text:style-name="P128"><text:span text:style-name="T59">o</text:span>bject</text:p>
        </text:list-item>
        <text:list-item>
          <text:p text:style-name="P128">…</text:p>
        </text:list-item>
      </text:list>
      <text:p text:style-name="P42">The data values for certain types may depend on the “mode” of the object: whether it is <text:span text:style-name="T12">real</text:span> (default) or i<text:span text:style-name="T12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42"/>
      <text:p text:style-name="P8">TODO</text:p>
      <text:list xml:id="list2616396001484804749" text:style-name="L12">
        <text:list-item>
          <text:p text:style-name="P152">Object tag restrictions with extra parameter</text:p>
        </text:list-item>
        <text:list-item>
          <text:p text:style-name="P176">Extra Data types</text:p>
          <text:list>
            <text:list-item>
              <text:p text:style-name="P129">[see Semantic view]</text:p>
            </text:list-item>
            <text:list-item>
              <text:p text:style-name="P129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29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29">alert messages for when tags are added, ex. rss instructions</text:p>
        </text:list-item>
        <text:list-item>
          <text:p text:style-name="P203">spacearea property type:</text:p>
          <text:list>
            <text:list-item>
              <text:p text:style-name="P203">circular</text:p>
            </text:list-item>
            <text:list-item>
              <text:p text:style-name="P203">polygonal</text:p>
            </text:list-item>
            <text:list-item>
              <text:p text:style-name="P203">quadrilateral</text:p>
            </text:list-item>
          </text:list>
        </text:list-item>
        <text:list-item>
          <text:p text:style-name="P129">object values</text:p>
          <text:list>
            <text:list-item>
              <text:p text:style-name="P129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29">tag and property creation and editing</text:p>
        </text:list-item>
        <text:list-item>
          <text:p text:style-name="P129">property inheritance</text:p>
        </text:list-item>
        <text:list-item>
          <text:p text:style-name="P129">max property arity (default=unlimited &amp; not required)</text:p>
        </text:list-item>
        <text:list-item>
          <text:p text:style-name="P129">subtag matches in relevancy heuristic</text:p>
        </text:list-item>
        <text:list-item>
          <text:p text:style-name="P129">icons for tags and properties</text:p>
          <text:list>
            <text:list-item>
              <text:p text:style-name="P153">in tag menus</text:p>
            </text:list-item>
            <text:list-item>
              <text:p text:style-name="P153">default icon?</text:p>
            </text:list-item>
            <text:list-item>
              <text:p text:style-name="P153">icon grow on hover?</text:p>
            </text:list-item>
          </text:list>
        </text:list-item>
        <text:list-item>
          <text:p text:style-name="P129">tag actions (ex: popup notice)</text:p>
        </text:list-item>
        <text:list-item>
          <text:p text:style-name="P129">hidden tags and properties (ex: for system use, not humans)</text:p>
        </text:list-item>
        <text:list-item>
          <text:p text:style-name="P92"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2">Focus Edito</text:span><text:span text:style-name="T14">r </text:span><text:span text:style-name="T16">Widget</text:span></text:p>
      <text:list xml:id="list856399828357127529" text:style-name="LS2">
        <text:list-header>
          <text:p text:style-name="P237"><text:span text:style-name="T32">Each </text:span><text:span text:style-name="T16">focus </text:span><text:span text:style-name="T32">is a method of describing what one is thinking about </text:span><text:span text:style-name="T33">or interested in</text:span><text:span text:style-name="T32">. <text:s/>It functions as a semantic analog-to-digital converter for expressing one’s mental state in a machine-readable data structure. <text:s/>It consists of a proportional-strength </text:span><text:span text:style-name="T16">tag vector</text:span><text:span text:style-name="T32"> and other metadata that can be used to filter objects according to relevancy. <text:s/>What one enters into a focus may be used to </text:span>compare relevancy with known data objects <text:span text:style-name="T57">to filter data</text:span>, or to create a new (prototype) data object which may be stored for future use and/or shared with others. <text:s/><text:span text:style-name="T57">The server can then aggregate all users focii, as they change, and analyze their attention dynamics.</text:span></text:p>
          <text:p text:style-name="P105"/>
        </text:list-header>
        <text:list-item>
          <text:p text:style-name="P268">Keyword filter field</text:p>
          <text:list>
            <text:list-item>
              <text:p text:style-name="P268">with voice input (on Chrome browsers)</text:p>
            </text:list-item>
          </text:list>
        </text:list-item>
        <text:list-item>
          <text:p text:style-name="P93">Optional Geolocation field (clickable map)</text:p>
        </text:list-item>
        <text:list-item>
          <text:p text:style-name="P93">Optional TimeRange field</text:p>
        </text:list-item>
        <text:list-item>
          <text:p text:style-name="P93">Proportional <text:span text:style-name="T63">Strength</text:span> <text:span text:style-name="T63">T</text:span>agging <text:span text:style-name="T62">[ 0% (Disabled), 25%, 50%, 75%, 100% (Default) ]</text:span></text:p>
        </text:list-item>
        <text:list-item>
          <text:p text:style-name="P93">Rearrange Tag Order</text:p>
        </text:list-item>
        <text:list-item>
          <text:p text:style-name="P155"/>
        </text:list-item>
        <text:list-item>
          <text:p text:style-name="P263">TODO</text:p>
        </text:list-item>
        <text:list-item>
          <text:p text:style-name="P269"/>
        </text:list-item>
        <text:list-item>
          <text:p text:style-name="P272">Allow properties/values</text:p>
        </text:list-item>
        <text:list-item>
          <text:p text:style-name="P273">Creates new object <text:span text:style-name="T57">from focus</text:span></text:p>
          <text:list>
            <text:list-item>
              <text:p text:style-name="P273">Export to JSON</text:p>
            </text:list-item>
          </text:list>
        </text:list-item>
        <text:list-item>
          <text:p text:style-name="P274">Focus bug when strength field specified, maybe in util.js relevancy function</text:p>
        </text:list-item>
        <text:list-item>
          <text:p text:style-name="P274"><text:span text:style-name="T57">Complete the </text:span>time focus to choose time relevancy</text:p>
        </text:list-item>
        <text:list-item>
          <text:p text:style-name="P274">adjust url to contain keyword or time focus</text:p>
        </text:list-item>
        <text:list-item>
          <text:p text:style-name="P279">Focus presets</text:p>
          <text:list>
            <text:list-item>
              <text:list>
                <text:list-item>
                  <text:p text:style-name="P188">Needs</text:p>
                </text:list-item>
                <text:list-item>
                  <text:p text:style-name="P188">Infrastructure</text:p>
                </text:list-item>
                <text:list-item>
                  <text:p text:style-name="P191">Emotions</text:p>
                </text:list-item>
              </text:list>
            </text:list-item>
          </text:list>
        </text:list-item>
      </text:list>
      <text:p text:style-name="P24"/>
      <text:p text:style-name="P81">Tag Selector <text:span text:style-name="T56">Widget</text:span></text:p>
      <text:p text:style-name="Heading_20_2">Wiki Tagger</text:p>
      <text:p text:style-name="P32">A widget for quickly selecting one or more Wikipedia tags for use in defining objects.</text:p>
      <text:p text:style-name="P33"/>
      <text:list xml:id="list4089917162860767557" text:style-name="LS6">
        <text:list-item>
          <text:p text:style-name="P239">widget for harvesting tags from any wikipedia/mediawiki page</text:p>
          <text:p text:style-name="P264"/>
        </text:list-item>
      </text:list>
      <text:p text:style-name="P30">TODO</text:p>
      <text:list xml:id="list818663797476510715" text:style-name="L13">
        <text:list-item>
          <text:p text:style-name="P282">bug when selecting wikitags after an initial wikitagger had previously been displayed</text:p>
        </text:list-item>
        <text:list-item>
          <text:p text:style-name="P286">wikirequest HTTP bug</text:p>
          <text:list>
            <text:list-item>
              <text:p text:style-name="P283">try an alternative HTTP fetch method and i think it might be encoding</text:p>
            </text:list-item>
          </text:list>
        </text:list-item>
        <text:list-item>
          <text:p text:style-name="P283">back button</text:p>
        </text:list-item>
        <text:list-item>
          <text:p text:style-name="P285">handle anchors on the same page</text:p>
        </text:list-item>
        <text:list-item>
          <text:p text:style-name="P284">Smush upper/lowercase wikipages</text:p>
        </text:list-item>
      </text:list>
      <text:p text:style-name="P28"/>
      <text:p text:style-name="P34">Favorites Tagger</text:p>
      <text:p text:style-name="P31">TODO</text:p>
      <text:list xml:id="list5058827872991208816" text:style-name="L14">
        <text:list-item>
          <text:p text:style-name="P287">‘favorites’ tag widget (star)</text:p>
        </text:list-item>
      </text:list>
      <text:p text:style-name="P24"/>
      <text:p text:style-name="P79">Object Summary <text:span text:style-name="T48">Widget</text:span></text:p>
      <text:p text:style-name="P3">An ObjectView is a widget that displays essential information about an object.</text:p>
      <text:list xml:id="list1096485694934582373" text:style-name="LS37">
        <text:list-item>
          <text:p text:style-name="P130">Name</text:p>
        </text:list-item>
        <text:list-item>
          <text:p text:style-name="P130">Tags</text:p>
        </text:list-item>
        <text:list-item>
          <text:p text:style-name="P130">Description</text:p>
        </text:list-item>
        <text:list-item>
          <text:p text:style-name="P130">Geolocation</text:p>
        </text:list-item>
        <text:list-item>
          <text:p text:style-name="P130">Age</text:p>
        </text:list-item>
        <text:list-item>
          <text:p text:style-name="P130">...</text:p>
        </text:list-item>
      </text:list>
      <text:p text:style-name="P36">It also includes actions which may be displayed as buttons, or in a pulldown menu:</text:p>
      <text:list xml:id="list8496373320937686695" text:style-name="LS38">
        <text:list-item>
          <text:p text:style-name="P131">Reply</text:p>
        </text:list-item>
        <text:list-item>
          <text:p text:style-name="P131">Delete</text:p>
        </text:list-item>
        <text:list-item>
          <text:p text:style-name="P192">..</text:p>
        </text:list-item>
      </text:list>
      <text:p text:style-name="P83">TODO</text:p>
      <text:list xml:id="list3610080677202826058" text:style-name="L15">
        <text:list-item>
          <text:p text:style-name="P106">unnamed objectviews can not be popped up since title is effecdtively invisible</text:p>
        </text:list-item>
        <text:list-item>
          <text:p text:style-name="P234">make popup buttons more clear, <text:span text:style-name="T49">since one needs </text:span>to hover over the bottom left area</text:p>
        </text:list-item>
        <text:list-item>
          <text:p text:style-name="P234">click an object’s lat/lon field to go to map</text:p>
        </text:list-item>
        <text:list-item>
          <text:p text:style-name="P234">popup info on clicked tags and properties</text:p>
        </text:list-item>
        <text:list-item>
          <text:p text:style-name="P132"><text:span text:style-name="T54">Altitude / planet / </text:span>outer space aware</text:p>
          <text:list>
            <text:list-item>
              <text:p text:style-name="P132">time delta + space distance direction altitude</text:p>
            </text:list-item>
            <text:list-item>
              <text:p text:style-name="P177">example: <text:span text:style-name="T12">1.</text:span><text:span text:style-name="T17">35</text:span><text:span text:style-name="T12"> day</text:span><text:span text:style-name="T17">s </text:span><text:span text:style-name="T12">ago | 3.2 km NW up 16.1m </text:span><text:span text:style-name="T15">on Mars</text:span></text:p>
            </text:list-item>
          </text:list>
        </text:list-item>
      </text:list>
      <text:list xml:id="list170" text:style-name="LS2">
        <text:list-header>
          <text:p text:style-name="P280"/>
        </text:list-header>
      </text:list>
      <text:p text:style-name="Heading_20_1">Object Editor <text:span text:style-name="T56">Widget</text:span></text:p>
      <text:list xml:id="list8540085211879114576" text:style-name="L16">
        <text:list-item>
          <text:p text:style-name="P116">View-only Mode</text:p>
        </text:list-item>
        <text:list-item>
          <text:p text:style-name="P116">Add Tags</text:p>
        </text:list-item>
        <text:list-item>
          <text:p text:style-name="P116">Add [suggested] Properties</text:p>
        </text:list-item>
        <text:list-item>
          <text:p text:style-name="P116">File Upload</text:p>
        </text:list-item>
        <text:list-item>
          <text:p text:style-name="P116">Export</text:p>
        </text:list-item>
        <text:list-item>
          <text:p text:style-name="P116">Save</text:p>
        </text:list-item>
        <text:list-item>
          <text:p text:style-name="P169">Adds required (“min” &gt;= 1) properties automatically and applies an optional included default value of the property</text:p>
        </text:list-item>
      </text:list>
      <text:p text:style-name="P71">TODO</text:p>
      <text:list xml:id="list182654697785233" text:continue-list="list6956576569472624414" text:style-name="L10">
        <text:list-item>
          <text:p text:style-name="P107">arity, <text:span text:style-name="T54">default value, </text:span>etc.. (test with rss feed tag)</text:p>
          <text:list>
            <text:list-item>
              <text:p text:style-name="P108">max arity to prevent displaying and adding new properties that are too many</text:p>
            </text:list-item>
          </text:list>
        </text:list-item>
        <text:list-item>
          <text:p text:style-name="P125">“interview” mode for answering required fields as they become necessary. activated by a flashing button?</text:p>
        </text:list-item>
        <text:list-item>
          <text:p text:style-name="P125">ctrl-enter to send/create</text:p>
        </text:list-item>
        <text:list-item>
          <text:p text:style-name="P125">property widgets for types:</text:p>
          <text:list>
            <text:list-item>
              <text:list>
                <text:list-item>
                  <text:p text:style-name="P125">timepoint (1 calendar with time input)</text:p>
                </text:list-item>
                <text:list-item>
                  <text:p text:style-name="P125">timesegment (2 calendars with time input)</text:p>
                </text:list-item>
                <text:list-item>
                  <text:p text:style-name="P125">real:unit</text:p>
                  <text:list>
                    <text:list-item>
                      <text:p text:style-name="P125">seconds</text:p>
                    </text:list-item>
                    <text:list-item>
                      <text:p text:style-name="P125">meters</text:p>
                    </text:list-item>
                    <text:list-item>
                      <text:p text:style-name="P125">kilograms</text:p>
                    </text:list-item>
                    <text:list-item>
                      <text:p text:style-name="P125">celsius</text:p>
                    </text:list-item>
                    <text:list-item>
                      <text:p text:style-name="P125">joules, watts</text:p>
                    </text:list-item>
                    <text:list-item>
                      <text:p text:style-name="P125">[all SI units]</text:p>
                    </text:list-item>
                    <text:list-item>
                      <text:p text:style-name="P125">...</text:p>
                    </text:list-item>
                  </text:list>
                </text:list-item>
                <text:list-item>
                  <text:p text:style-name="P125">texthash</text:p>
                </text:list-item>
                <text:list-item>
                  <text:p text:style-name="P125">object:tag with dynamic combobox selector of all tags, by package or hierarchy</text:p>
                </text:list-item>
                <text:list-item>
                  <text:p text:style-name="P125">object:[tag] with dynamic combobox selector of all instances of a specific tag</text:p>
                </text:list-item>
                <text:list-item>
                  <text:p text:style-name="P125">livetext (a realtime collaborative text editor via ShareJS)</text:p>
                </text:list-item>
                <text:list-item>
                  <text:p text:style-name="P206">[other datatypes...]</text:p>
                </text:list-item>
              </text:list>
            </text:list-item>
          </text:list>
        </text:list-item>
        <text:list-item>
          <text:p text:style-name="P102">tag search by keyword</text:p>
        </text:list-item>
        <text:list-item>
          <text:p text:style-name="P103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103">add ‘deleted.’ notification to an object edtior (ex: in a popup window) that has been deleted. otherwise it’s confusing to see it on the screen unchanged</text:p>
        </text:list-item>
        <text:list-item>
          <text:p text:style-name="P126">multivariate unit/<text:span text:style-name="T52">physical unit/</text:span>currency/measurement support for real (scalar) quantities</text:p>
        </text:list-item>
        <text:list-item>
          <text:p text:style-name="P109">Upload Form</text:p>
          <text:list>
            <text:list-item>
              <text:p text:style-name="P103">make sure that file upload form works if multiple object edits are instantiated</text:p>
            </text:list-item>
            <text:list-item>
              <text:p text:style-name="P103">file upload form should disable the ‘Upload’ button after an upload, since clicking on it will take them to a different page</text:p>
            </text:list-item>
            <text:list-item>
              <text:p text:style-name="P103">fix duplicate upload bug - attached UUID to end of filename?</text:p>
            </text:list-item>
          </text:list>
        </text:list-item>
        <text:list-item>
          <text:p text:style-name="P127"><text:span text:style-name="T48">More options for sketch </text:span>input <text:span text:style-name="T48">(colors, brushes, etc..)</text:span></text:p>
          <text:list>
            <text:list-item>
              <text:p text:style-name="P207">bug when adding multiple sketch to an object, <text:span text:style-name="T66">displays only the 2</text:span><text:span text:style-name="T65">nd</text:span><text:span text:style-name="T64"> one twice (or something) and ignores the first</text:span></text:p>
            </text:list-item>
            <text:list-item>
              <text:p text:style-name="P208">bug when getting mouse position for sketch when object editor window is sized abnormally</text:p>
            </text:list-item>
          </text:list>
        </text:list-item>
      </text:list>
      <text:p text:style-name="P69"/>
      <text:h text:style-name="Heading_20_1" text:outline-level="10">Internationalization</text:h>
      <text:h text:style-name="P200" text:outline-level="10">TODO</text:h>
      <text:list xml:id="list4307721108111460849" text:style-name="LS1">
        <text:list-item>
          <text:p text:style-name="P133"><text:span text:style-name="T35">Language selector and </text:span>translation plugin</text:p>
          <text:list>
            <text:list-item>
              <text:h text:style-name="P178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209" text:outline-level="10"/>
      <text:h text:style-name="P337" text:outline-level="10">View<text:span text:style-name="T56">s</text:span></text:h>
      <text:h text:style-name="P288" text:outline-level="10">Each view is a different method of depicting a set of objects.</text:h>
      <text:p text:style-name="P80"><text:span text:style-name="T12">Browse </text:span><text:span text:style-name="T13">Vi</text:span><text:span text:style-name="T12">ew</text:span></text:p>
      <text:list xml:id="list943778809731212524" text:style-name="L17">
        <text:list-item>
          <text:p text:style-name="P193">Arrangements</text:p>
          <text:list>
            <text:list-item>
              <text:p text:style-name="P193">List</text:p>
            </text:list-item>
            <text:list-item>
              <text:p text:style-name="P193">Grid</text:p>
            </text:list-item>
            <text:list-item>
              <text:p text:style-name="P193">Slides (Reveal.JS)</text:p>
            </text:list-item>
          </text:list>
        </text:list-item>
        <text:list-item>
          <text:p text:style-name="P193">Item Context Popup Menu</text:p>
        </text:list-item>
        <text:list-item>
          <text:p text:style-name="P193">Multi-Item Popup Menu (via Checkboxes)</text:p>
        </text:list-item>
        <text:list-item>
          <text:p text:style-name="P193">Font-size Adjust</text:p>
        </text:list-item>
      </text:list>
      <text:p text:style-name="P38">TODO</text:p>
      <text:list xml:id="list2125179867151223443" text:style-name="L18">
        <text:list-item>
          <text:p text:style-name="P217">Tag filter box in Browse view (each unique tag: +/-)</text:p>
        </text:list-item>
        <text:list-item>
          <text:p text:style-name="P135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35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35">pdf.js</text:p>
            </text:list-item>
            <text:list-item>
              <text:p text:style-name="P135">accordion menu (left) with tree (taxonomy) variable (ex: a JSON object)</text:p>
            </text:list-item>
            <text:list-item>
              <text:p text:style-name="P217">viewer framework (right) - find best js presentation from github &amp; rip it</text:p>
            </text:list-item>
          </text:list>
        </text:list-item>
        <text:list-item>
          <text:p text:style-name="P135">‘<text:span text:style-name="T48">S</text:span>can’ button add end of list/grid that queries server for more data</text:p>
          <text:list>
            <text:list-item>
              <text:p text:style-name="P217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58"><text:span text:style-name="T48">List </text:span>sort options</text:p>
        </text:list-item>
        <text:list-item>
          <text:p text:style-name="P135">pin pinned objects to the top</text:p>
        </text:list-item>
        <text:list-item>
          <text:p text:style-name="P135">exclude / include by tag</text:p>
        </text:list-item>
        <text:list-item>
          <text:p text:style-name="P135">replies, threaded replies</text:p>
        </text:list-item>
        <text:list-item>
          <text:p text:style-name="P135">clone it or save as a self-contained report object which can be shared</text:p>
        </text:list-item>
        <text:list-item>
          <text:p text:style-name="P182">correct pagination</text:p>
        </text:list-item>
        <text:list-item>
          <text:p text:style-name="P217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35">inline editing of properties by clicking on them when one has edit permission, clicked label -&gt; text input -&gt; label</text:p>
        </text:list-item>
        <text:list-item>
          <text:p text:style-name="P182">Parameters to customize rendering</text:p>
          <text:list>
            <text:list-item>
              <text:p text:style-name="P219">CSS (done)</text:p>
            </text:list-item>
          </text:list>
        </text:list-item>
        <text:list-item>
          <text:p text:style-name="P135">“User” Action Buttons</text:p>
          <text:list>
            <text:list-item>
              <text:p text:style-name="P135">Text Chat (button)</text:p>
            </text:list-item>
            <text:list-item>
              <text:p text:style-name="P135">Video Chat (button)</text:p>
            </text:list-item>
            <text:list-item>
              <text:p text:style-name="P135">Pay (button)</text:p>
              <text:list>
                <text:list-item>
                  <text:p text:style-name="P135">Bitcoin</text:p>
                </text:list-item>
                <text:list-item>
                  <text:p text:style-name="P135">Paypal</text:p>
                </text:list-item>
              </text:list>
            </text:list-item>
          </text:list>
        </text:list-item>
        <text:list-item>
          <text:p text:style-name="P217">Optimize rendering with templates</text:p>
        </text:list-item>
      </text:list>
      <text:p text:style-name="P41"/>
      <text:p text:style-name="P80">Goal View</text:p>
      <text:list xml:id="list3344076505448352745" text:style-name="L19">
        <text:list-item>
          <text:p text:style-name="P198">Create and Edit “Ambient” Goals, which represent immediate or long-term goals</text:p>
        </text:list-item>
        <text:list-item>
          <text:p text:style-name="P198">Create and Edit Time-specific Goals, forming a personal &amp; group schedule</text:p>
        </text:list-item>
        <text:list-item>
          <text:p text:style-name="P198">Spacetime Tag Planning suggests possible meetings</text:p>
        </text:list-item>
      </text:list>
      <text:p text:style-name="P38">TODO</text:p>
      <text:list xml:id="list182655756683444" text:continue-list="list4307721108111460849" text:style-name="LS1">
        <text:list-item>
          <text:p text:style-name="P221">toggle between 'mine' and 'all'</text:p>
        </text:list-item>
        <text:list-item>
          <text:p text:style-name="P222">copy author's location to goal's default location</text:p>
        </text:list-item>
        <text:list-item>
          <text:p text:style-name="P223"><text:span text:style-name="T36">fix modified goals </text:span><text:span text:style-name="T37">if</text:span><text:span text:style-name="T36"> they lose their 'when' time (use an nobject timepoint property for this instead)</text:span></text:p>
        </text:list-item>
        <text:list-item>
          <text:p text:style-name="P223"><text:span text:style-name="T39">recurrent goals: </text:span><text:span text:style-name="T9">exercise-like behavior reminder</text:span></text:p>
        </text:list-item>
        <text:list-item>
          <text:p text:style-name="P134">alternate time views:</text:p>
          <text:list>
            <text:list-item>
              <text:p text:style-name="P159">timeline</text:p>
            </text:list-item>
            <text:list-item>
              <text:p text:style-name="P224">half-hourly</text:p>
            </text:list-item>
            <text:list-item>
              <text:p text:style-name="P180">hourly (without reference to date, but adjust for daylight savings and timezone. mostly rely on unixtime)</text:p>
            </text:list-item>
            <text:list-item>
              <text:p text:style-name="P134">weekly</text:p>
            </text:list-item>
            <text:list-item>
              <text:p text:style-name="P134">monthly</text:p>
            </text:list-item>
            <text:list-item>
              <text:p text:style-name="P134">add ability to set alternate destination location for any given ‘want to’ item. but default to current location</text:p>
            </text:list-item>
            <text:list-item>
              <text:p text:style-name="P134">allow an activity to be marked as ‘completed’ or ‘delayed’</text:p>
            </text:list-item>
            <text:list-item>
              <text:p text:style-name="P134">if an activity is repetitive, see the repetition metadata collected below and organize into a single panel where it can all be controlled</text:p>
            </text:list-item>
            <text:list-item>
              <text:p text:style-name="P134">classes are similar to ‘want to’ items but their main purpose is to</text:p>
              <text:list>
                <text:list-item>
                  <text:p text:style-name="P134">generate ‘want to’ in the future, at some learning pace</text:p>
                </text:list-item>
                <text:list-item>
                  <text:p text:style-name="P134">track the completion of the course</text:p>
                </text:list-item>
                <text:list-item>
                  <text:p text:style-name="P174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111">Goal “Programs” that activate wizards, ex:</text:p>
          <text:list>
            <text:list-item>
              <text:p text:style-name="P235">time templates: create future schedules parametrically from templates with parameters</text:p>
            </text:list-item>
            <text:list-item>
              <text:p text:style-name="P111">self-inventory wizard: “what do I have access to?”</text:p>
            </text:list-item>
            <text:list-item>
              <text:p text:style-name="P111">emotional inventory (ex: every 6 hours)</text:p>
            </text:list-item>
          </text:list>
        </text:list-item>
        <text:list-item>
          <text:p text:style-name="P235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34">displays current goals</text:p>
          <text:list>
            <text:list-item>
              <text:p text:style-name="P134">set as complete</text:p>
            </text:list-item>
            <text:list-item>
              <text:p text:style-name="P134">set as ignored</text:p>
            </text:list-item>
            <text:list-item>
              <text:p text:style-name="P134">pause (inactivate it)</text:p>
            </text:list-item>
            <text:list-item>
              <text:p text:style-name="P134">delete</text:p>
            </text:list-item>
          </text:list>
        </text:list-item>
        <text:list-item>
          <text:p text:style-name="P134">displays future goals in histogram binned to arbitrary future range</text:p>
        </text:list-item>
        <text:list-item>
          <text:p text:style-name="P134">button to add new goal or select from a list (see the survival items at top)</text:p>
        </text:list-item>
        <text:list-item>
          <text:p text:style-name="P134">expires (single shot) | recycles (repeating)</text:p>
          <text:list>
            <text:list-item>
              <text:p text:style-name="P134">mean period duration</text:p>
            </text:list-item>
            <text:list-item>
              <text:p text:style-name="P134">stay activated until dismiss?</text:p>
              <text:list>
                <text:list-item>
                  <text:p text:style-name="P134">useful for important tasks</text:p>
                </text:list-item>
              </text:list>
            </text:list-item>
            <text:list-item>
              <text:p text:style-name="P134">activation window</text:p>
              <text:list>
                <text:list-item>
                  <text:p text:style-name="P134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34">phase</text:p>
        </text:list-item>
        <text:list-item>
          <text:p text:style-name="P134">synchronous | asynchronous</text:p>
          <text:list>
            <text:list-item>
              <text:p text:style-name="P134">synchronous goals repeat at precise intervals</text:p>
            </text:list-item>
            <text:list-item>
              <text:p text:style-name="P134">asynchronous goals repeat sometime after they are completed</text:p>
            </text:list-item>
          </text:list>
        </text:list-item>
        <text:list-item>
          <text:p text:style-name="P134">repeatsRemaining</text:p>
          <text:list>
            <text:list-item>
              <text:p text:style-name="P134">-1=forever (default)</text:p>
            </text:list-item>
          </text:list>
        </text:list-item>
        <text:list-item>
          <text:p text:style-name="P134">suggested strength</text:p>
        </text:list-item>
        <text:list-item>
          <text:p text:style-name="P134">active?</text:p>
        </text:list-item>
        <text:list-item>
          <text:p text:style-name="P134">onActivate()</text:p>
        </text:list-item>
        <text:list-item>
          <text:p text:style-name="P134">onDeactivate()</text:p>
        </text:list-item>
        <text:list-item>
          <text:p text:style-name="P180">lastCompletedAt</text:p>
        </text:list-item>
      </text:list>
      <text:p text:style-name="P80">Team View</text:p>
      <text:list xml:id="list1456466618902854517" text:style-name="L20">
        <text:list-item>
          <text:p text:style-name="P194">View list of users</text:p>
        </text:list-item>
        <text:list-item>
          <text:p text:style-name="P194">See each user's biography, location, and summary of their meta-tags</text:p>
        </text:list-item>
        <text:list-item>
          <text:p text:style-name="P194">Edit one's own location, biography, and add/remove meta-tags</text:p>
        </text:list-item>
        <text:list-item>
          <text:p text:style-name="P194">Export a user's profile</text:p>
          <text:list>
            <text:list-item>
              <text:p text:style-name="P194">JSON</text:p>
            </text:list-item>
            <text:list-item>
              <text:p text:style-name="P194">HTML</text:p>
            </text:list-item>
          </text:list>
        </text:list-item>
      </text:list>
      <text:p text:style-name="P38">TODO</text:p>
      <text:list xml:id="list182655194929052" text:continue-list="list170" text:style-name="LS2">
        <text:list-item>
          <text:p text:style-name="P270">openstreetmaps (external) link for lat/lon in HTML view of profile export</text:p>
        </text:list-item>
        <text:list-item>
          <text:p text:style-name="P275">estimate of the completeness of your profile</text:p>
          <text:list>
            <text:list-item>
              <text:p text:style-name="P289"><text:span text:style-name="T21">ex:</text:span> your profile is X % more or less complete than the average user</text:p>
            </text:list-item>
          </text:list>
        </text:list-item>
        <text:list-item>
          <text:p text:style-name="P292">to be able to borrow parts of other people's profiles to include <text:s/>(an "add to me" button next to each tag)</text:p>
        </text:list-item>
        <text:list-item>
          <text:p text:style-name="P293"><text:span text:style-name="T30">list </text:span><text:span text:style-name="T31">user’s objects </text:span><text:span text:style-name="T30">in </text:span><text:span text:style-name="T31">self view</text:span></text:p>
        </text:list-item>
        <text:list-item>
          <text:p text:style-name="P290">Filter by ‘User’ type (not Human)</text:p>
        </text:list-item>
        <text:list-item>
          <text:p text:style-name="P290">Summarize activity stats (ex: # messages / second @ 5m, 1hr, … intervals</text:p>
        </text:list-item>
        <text:list-item>
          <text:p text:style-name="P291">Sort by distance | last activity</text:p>
        </text:list-item>
      </text:list>
      <text:p text:style-name="P80">Trends <text:span text:style-name="T54">View</text:span></text:p>
      <text:list xml:id="list4841231888452300943" text:style-name="L21">
        <text:list-item>
          <text:p text:style-name="P195">Item counts per Tag</text:p>
        </text:list-item>
        <text:list-item>
          <text:p text:style-name="P195">Historical System Focus Table (updated from server)</text:p>
        </text:list-item>
      </text:list>
      <text:p text:style-name="P38">TODO</text:p>
      <text:list xml:id="list182655721479009" text:continue-list="list182655756683444" text:style-name="LS1">
        <text:list-item>
          <text:p text:style-name="P294">avg # of properties per object</text:p>
        </text:list-item>
        <text:list-item>
          <text:p text:style-name="P294">avg # of tags per object</text:p>
        </text:list-item>
        <text:list-item>
          <text:p text:style-name="P294">avg # of supertags &amp; subtags</text:p>
        </text:list-item>
        <text:list-item>
          <text:p text:style-name="P294"># of instances of each property</text:p>
        </text:list-item>
        <text:list-item>
          <text:p text:style-name="P294"># of instances of each tag</text:p>
        </text:list-item>
        <text:list-item>
          <text:p text:style-name="P294">Download as JSON</text:p>
        </text:list-item>
        <text:list-item>
          <text:p text:style-name="P294">Relationships between combinations of Interests</text:p>
        </text:list-item>
        <text:list-item>
          <text:p text:style-name="P294">Focus History</text:p>
          <text:list>
            <text:list-item>
              <text:p text:style-name="P294">discrete totals (ex: each 1s, 5s) , computed locally &amp; on server</text:p>
              <text:list>
                <text:list-item>
                  <text:p text:style-name="P294">Time-sampled Individual History (client-collected)</text:p>
                </text:list-item>
                <text:list-item>
                  <text:p text:style-name="P294">Time-sampled Team History (server-collected)</text:p>
                </text:list-item>
              </text:list>
            </text:list-item>
            <text:list-item>
              <text:p text:style-name="P294">Interest Timeline, Line Chart</text:p>
            </text:list-item>
            <text:list-item>
              <text:p text:style-name="P294">FB-style Timeline</text:p>
            </text:list-item>
            <text:list-item>
              <text:p text:style-name="P294">Cortexitized Narrative</text:p>
            </text:list-item>
            <text:list-item>
              <text:p text:style-name="P294">Load, Save, Share</text:p>
            </text:list-item>
            <text:list-item>
              <text:p text:style-name="P294">Import</text:p>
              <text:list>
                <text:list-item>
                  <text:p text:style-name="P321">Facebook likes, G+ “+1”’s, ...</text:p>
                </text:list-item>
              </text:list>
            </text:list-item>
          </text:list>
        </text:list-item>
        <text:list-item>
          <text:p text:style-name="P225">add 'forget' (remove from client) and 'delete' (remove from both client and server) buttons</text:p>
        </text:list-item>
        <text:list-item>
          <text:p text:style-name="P225">add 'export' to copy/paste or download a JSON of current memory</text:p>
        </text:list-item>
      </text:list>
      <text:p text:style-name="Heading_20_1"><text:span text:style-name="T46">Network V</text:span>iew</text:p>
      <text:list xml:id="list8556877074187318630" text:style-name="L22">
        <text:list-item>
          <text:p text:style-name="P196">Item move, resize, change color</text:p>
        </text:list-item>
        <text:list-item>
          <text:p text:style-name="P196">Edges shown for:</text:p>
          <text:list>
            <text:list-item>
              <text:p text:style-name="P196">Applied Tags</text:p>
            </text:list-item>
          </text:list>
        </text:list-item>
        <text:list-item>
          <text:p text:style-name="P196">Organize button to trigger force-directed layout</text:p>
        </text:list-item>
      </text:list>
      <text:p text:style-name="P37">TODO</text:p>
      <text:list xml:id="list182656126882140" text:continue-list="list182655721479009" text:style-name="LS1">
        <text:list-item>
          <text:p text:style-name="P133">submenu</text:p>
          <text:list>
            <text:list-item>
              <text:p text:style-name="P133">layout buttons activated on-demand</text:p>
            </text:list-item>
          </text:list>
        </text:list-item>
        <text:list-item>
          <text:p text:style-name="P156">Edges shown for:</text:p>
          <text:list>
            <text:list-item>
              <text:p text:style-name="P197">Object values</text:p>
            </text:list-item>
          </text:list>
        </text:list-item>
        <text:list-item>
          <text:p text:style-name="P178">increase mousewheel zoom speed</text:p>
        </text:list-item>
        <text:list-item>
          <text:p text:style-name="P133">icon on nodes</text:p>
        </text:list-item>
        <text:list-item>
          <text:p text:style-name="P133">circle shape for types</text:p>
        </text:list-item>
        <text:list-item>
          <text:p text:style-name="P133">edge arrows</text:p>
        </text:list-item>
        <text:list-item>
          <text:p text:style-name="P133">edge labels</text:p>
        </text:list-item>
        <text:list-item>
          <text:p text:style-name="P133">‘lock updates’ button</text:p>
        </text:list-item>
        <text:list-item>
          <text:p text:style-name="P133">‘lock all in place’ button</text:p>
        </text:list-item>
        <text:list-item>
          <text:p text:style-name="P133">‘layout’ button</text:p>
        </text:list-item>
        <text:list-item>
          <text:p text:style-name="P133">edge toggles</text:p>
        </text:list-item>
        <text:list-item>
          <text:p text:style-name="P133">timeline view</text:p>
        </text:list-item>
        <text:list-item>
          <text:p text:style-name="P133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210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95">create new object properties between visible items</text:p>
          <text:list>
            <text:list-item>
              <text:p text:style-name="P295">drag and draw a line</text:p>
            </text:list-item>
            <text:list-item>
              <text:p text:style-name="P295">select them in sequence (1st and 2nd)</text:p>
            </text:list-item>
          </text:list>
        </text:list-item>
        <text:list-item>
          <text:p text:style-name="P295">handle graph streaming</text:p>
        </text:list-item>
        <text:list-item>
          <text:h text:style-name="P322" text:outline-level="10">save and restore current graph view</text:h>
        </text:list-item>
      </text:list>
      <text:h text:style-name="P211" text:outline-level="10"/>
      <text:h text:style-name="P346" text:outline-level="10"><text:span text:style-name="T37">M</text:span><text:span text:style-name="T36">ap View</text:span></text:h>
      <text:list xml:id="list1512841473466208207" text:style-name="LS40">
        <text:list-item>
          <text:p text:style-name="P328">OpenLayers 2 (2D)</text:p>
          <text:list>
            <text:list-item>
              <text:p text:style-name="P305">OpenStreetMaps</text:p>
            </text:list-item>
            <text:list-item>
              <text:p text:style-name="P305">Bing Aerial Layers <text:span text:style-name="T67">(Satellite)</text:span></text:p>
            </text:list-item>
          </text:list>
        </text:list-item>
        <text:list-item>
          <text:p text:style-name="P305">Cesium (3D)</text:p>
        </text:list-item>
        <text:list-item>
          <text:p text:style-name="P305">Displays objects, applying icons where appropriate. <text:s/>Includes clickable vector layer of arbitrary radius</text:p>
        </text:list-item>
      </text:list>
      <text:list xml:id="list7465841681929291121" text:style-name="LS41">
        <text:list-item>
          <text:p text:style-name="P306">Right click to add new <text:span text:style-name="T67">items</text:span></text:p>
        </text:list-item>
        <text:list-item>
          <text:p text:style-name="P323">Mini and Large (full-window) Modes</text:p>
        </text:list-item>
      </text:list>
      <text:h text:style-name="P201" text:outline-level="10">TODO</text:h>
      <text:list xml:id="list4062070584781144515" text:style-name="L23">
        <text:list-item>
          <text:p text:style-name="P160">Vector layer scale slider</text:p>
        </text:list-item>
        <text:list-item>
          <text:p text:style-name="P183">Extra OpenLayers layers: Google, Bing, etc..</text:p>
        </text:list-item>
        <text:list-item>
          <text:p text:style-name="P136">Self Marker</text:p>
          <text:list>
            <text:list-item>
              <text:p text:style-name="P136">Draggable (sets Self geolocation)</text:p>
            </text:list-item>
            <text:list-item>
              <text:p text:style-name="P136">with Avatar Icon</text:p>
            </text:list-item>
          </text:list>
        </text:list-item>
        <text:list-item>
          <text:p text:style-name="P136">animated map markers to indicate indefinite sphere of influence (min/max radii)</text:p>
          <text:list>
            <text:list-item>
              <text:p text:style-name="P136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36">clustering: </text:p>
          <text:list>
            <text:list-item>
              <text:p text:style-name="P136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36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36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36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36">Scan</text:p>
          <text:list>
            <text:list-item>
              <text:p text:style-name="P136">get local results from server</text:p>
            </text:list-item>
          </text:list>
        </text:list-item>
        <text:list-item>
          <text:p text:style-name="P136">set current location</text:p>
        </text:list-item>
        <text:list-item>
          <text:p text:style-name="P136">optimized distance nearness function that can return false early in the computation (ex: already too far if dx &gt; maxDist^2)</text:p>
        </text:list-item>
        <text:list-item>
          <text:p text:style-name="P136">create new object at location</text:p>
        </text:list-item>
        <text:list-item>
          <text:p text:style-name="P136">create new object of specific radius</text:p>
        </text:list-item>
        <text:list-item>
          <text:p text:style-name="P136">create new object of specific polygon</text:p>
        </text:list-item>
        <text:list-item>
          <text:p text:style-name="P136">calculate routes for map line</text:p>
        </text:list-item>
        <text:list-item>
          <text:p text:style-name="P136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36">timeslider to adjust current time to compare ‘recent’ to</text:p>
        </text:list-item>
        <text:list-item>
          <text:p text:style-name="P136">Animation</text:p>
          <text:list>
            <text:list-item>
              <text:p text:style-name="P136">Cyclical Zoom-in / Zoom-out</text:p>
            </text:list-item>
          </text:list>
        </text:list-item>
        <text:list-item>
          <text:p text:style-name="P136">Display all tag icons for a given object</text:p>
          <text:list>
            <text:list-item>
              <text:p text:style-name="P136">periodically changing to next one</text:p>
            </text:list-item>
          </text:list>
        </text:list-item>
        <text:list-item>
          <text:p text:style-name="P136">semantic heatmap</text:p>
          <text:list>
            <text:list-item>
              <text:p text:style-name="P136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36">geolocate: find location by name</text:p>
          <text:list>
            <text:list-item>
              <text:p text:style-name="P136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83"><text:a xlink:type="simple" xlink:href="http://cesium.agi.com/"><text:span text:style-name="T10">Cesium</text:span></text:a> as alternative to OpenLayers</text:p>
        </text:list-item>
        <text:list-item>
          <text:p text:style-name="P94">Location detection, tracking, and manual repositioning (even without Map view)</text:p>
        </text:list-item>
        <text:list-item>
          <text:p text:style-name="P94">Multiple planets</text:p>
        </text:list-item>
        <text:list-item>
          <text:p text:style-name="P94">Embedded map layers (ex: floorplans)</text:p>
        </text:list-item>
      </text:list>
      <text:list xml:id="list182656459560063" text:continue-list="list856399828357127529" text:style-name="LS2">
        <text:list-item>
          <text:h text:style-name="P281" text:outline-level="10">map layers: custom map layers defined by an image (ex: floorplan diagram), like tidepool</text:h>
        </text:list-item>
        <text:list-item>
          <text:h text:style-name="P271" text:outline-level="10">middle click on map to set focus to that location</text:h>
        </text:list-item>
        <text:list-item>
          <text:h text:style-name="P276" text:outline-level="10"><text:span text:style-name="T49">Verify </text:span>cesium <text:span text:style-name="T49">still works (displaying icons)</text:span></text:h>
        </text:list-item>
        <text:list-item>
          <text:h text:style-name="P277" text:outline-level="10">Open<text:span text:style-name="T51">L</text:span>ayers3?</text:h>
        </text:list-item>
        <text:list-item>
          <text:h text:style-name="P277" text:outline-level="10">Displays all objects containing geographic metadata.</text:h>
        </text:list-item>
        <text:list-item>
          <text:h text:style-name="P277" text:outline-level="10">OpenLayers with OpenStreetMaps layers</text:h>
        </text:list-item>
        <text:list-item>
          <text:h text:style-name="P277" text:outline-level="10">Bitmap icon (visible from any scale) + Vector polygon (scales, and clickable)</text:h>
        </text:list-item>
        <text:list-item>
          <text:h text:style-name="P277" text:outline-level="10">Remembers center position &amp; zoom</text:h>
        </text:list-item>
        <text:list-item>
          <text:h text:style-name="P277" text:outline-level="10">Displays icon for 1st tag of geolocated object</text:h>
        </text:list-item>
      </text:list>
      <text:h text:style-name="P346" text:outline-level="10"><text:span text:style-name="T37">C</text:span><text:span text:style-name="T36">hat View</text:span></text:h>
      <text:list xml:id="list6684308598401132031" text:style-name="LS5">
        <text:list-item>
          <text:p text:style-name="P240">press enter to send message</text:p>
        </text:list-item>
        <text:list-item>
          <text:p text:style-name="P240">roster visible</text:p>
        </text:list-item>
        <text:list-item>
          <text:p text:style-name="P265">message filtering via focus</text:p>
        </text:list-item>
      </text:list>
      <text:p text:style-name="P27"/>
      <text:p text:style-name="P29">TODO</text:p>
      <text:list xml:id="list546543086655620599" text:style-name="L24">
        <text:list-item>
          <text:p text:style-name="P118">alternate message object renderer than what’s currently used in the list and grid views</text:p>
        </text:list-item>
        <text:list-item>
          <text:p text:style-name="P112">tag channel switch, +create channels (select tags)</text:p>
        </text:list-item>
        <text:list-item>
          <text:p text:style-name="P118">message tags inline with text, ex:</text:p>
          <text:list>
            <text:list-item>
              <text:p text:style-name="P118">i [#NEED] to get that</text:p>
            </text:list-item>
          </text:list>
        </text:list-item>
        <text:list-item>
          <text:h text:style-name="P212" text:outline-level="10">integration with focus (toggled by a button) to display only messages that are relevant to current Focus</text:h>
        </text:list-item>
      </text:list>
      <text:list xml:id="list71" text:style-name="LS1">
        <text:list-item>
          <text:p text:style-name="P110">chat view to be aware of profile additions/removals/changes (via backbone event)</text:p>
        </text:list-item>
        <text:list-item>
          <text:p text:style-name="P311">Geosemantic Chat</text:p>
          <text:list>
            <text:list-item>
              <text:p text:style-name="P324">geographic nearness and interest matching heuristic</text:p>
            </text:list-item>
            <text:list-item>
              <text:p text:style-name="P296">roster: show team (members of semantic space)</text:p>
            </text:list-item>
            <text:list-item>
              <text:p text:style-name="P296">incoming message stream, see: wireclub.com</text:p>
            </text:list-item>
            <text:list-item>
              <text:p text:style-name="P181">page-close behavior (log-out from chat)</text:p>
            </text:list-item>
          </text:list>
        </text:list-item>
      </text:list>
      <text:h text:style-name="P346" text:outline-level="10"><text:span text:style-name="T41">P</text:span><text:span text:style-name="T42">lugin </text:span><text:span text:style-name="T43">V</text:span><text:span text:style-name="T42">iew</text:span></text:h>
      <text:h text:style-name="P220" text:outline-level="10"><text:span text:style-name="T42">T</text:span><text:span text:style-name="T40">ODO</text:span></text:h>
      <text:list xml:id="list2883889632222080212" text:style-name="L25">
        <text:list-item>
          <text:h text:style-name="P157" text:outline-level="10"><text:span text:style-name="T44">P</text:span><text:span text:style-name="T38">lugin control / </text:span><text:span text:style-name="T44">options</text:span><text:span text:style-name="T38"> objects</text:span></text:h>
        </text:list-item>
      </text:list>
      <text:h text:style-name="P335" text:outline-level="10">Table View</text:h>
      <text:p text:style-name="P7">TODO</text:p>
      <text:list xml:id="list3758883500656599807" text:style-name="L26">
        <text:list-item>
          <text:p text:style-name="P137">ex: jquery-tabl<text:bookmark text:name="h.6qlgccl764yf"/>e</text:p>
        </text:list-item>
      </text:list>
      <text:h text:style-name="P348" text:outline-level="10"><text:bookmark text:name="h.ahn8fu1jybmm"/>Timeline View</text:h>
      <text:p text:style-name="P7">TODO</text:p>
      <text:list xml:id="list6262480236069404905" text:style-name="L27">
        <text:list-item>
          <text:p text:style-name="P138">event labels, icons, colors</text:p>
        </text:list-item>
        <text:list-item>
          <text:p text:style-name="P138">category filters</text:p>
        </text:list-item>
        <text:list-item>
          <text:p text:style-name="P138">input: focus history</text:p>
        </text:list-item>
        <text:list-item>
          <text:p text:style-name="P138">demo: stock data</text:p>
        </text:list-item>
        <text:list-item>
          <text:p text:style-name="P213">demo: fukushima timeplot data</text:p>
        </text:list-item>
      </text:list>
      <text:p text:style-name="P60"/>
      <text:h text:style-name="Heading_20_1" text:outline-level="10">Themes</text:h>
      <text:p text:style-name="P2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3660870834126504714" text:style-name="LS34">
        <text:list-header>
          <text:p text:style-name="P139"/>
        </text:list-header>
      </text:list>
      <text:p text:style-name="P40">Themes</text:p>
      <text:list xml:id="list8750602156678333503" text:style-name="L28">
        <text:list-item>
          <text:list>
            <text:list-item>
              <text:p text:style-name="P140">Bright</text:p>
              <text:list>
                <text:list-item>
                  <text:p text:style-name="P140">[Bright derivatives]</text:p>
                </text:list-item>
              </text:list>
            </text:list-item>
            <text:list-item>
              <text:p text:style-name="P140">Dark</text:p>
              <text:list>
                <text:list-item>
                  <text:p text:style-name="P184">[Dark derivatives]</text:p>
                </text:list-item>
              </text:list>
            </text:list-item>
          </text:list>
        </text:list-item>
      </text:list>
      <text:p text:style-name="P11">TODO</text:p>
      <text:list xml:id="list7817549037287719217" text:style-name="LS59">
        <text:list-item>
          <text:p text:style-name="P141">Facebook</text:p>
        </text:list-item>
        <text:list-item>
          <text:p text:style-name="P141">Microsoft</text:p>
        </text:list-item>
        <text:list-item>
          <text:p text:style-name="P141">Apple</text:p>
        </text:list-item>
        <text:list-item>
          <text:p text:style-name="P141">Ubuntu</text:p>
        </text:list-item>
        <text:list-item>
          <text:p text:style-name="P141">Anonymous</text:p>
        </text:list-item>
        <text:list-item>
          <text:p text:style-name="P141">Whitehouse.gov</text:p>
        </text:list-item>
        <text:list-item>
          <text:p text:style-name="P141">CIA</text:p>
        </text:list-item>
        <text:list-item>
          <text:p text:style-name="P141">DARPA</text:p>
        </text:list-item>
        <text:list-item>
          <text:p text:style-name="P141">…</text:p>
        </text:list-item>
      </text:list>
      <text:p text:style-name="P2"/>
      <text:p text:style-name="P44"><text:span text:style-name="T28">“The Yes Men” Approach: </text:span><text:a xlink:type="simple" xlink:href="http://en.wikipedia.org/wiki/The_Yes_Men"><text:span text:style-name="T28">http</text:span></text:a><text:a xlink:type="simple" xlink:href="http://en.wikipedia.org/wiki/The_Yes_Men"><text:span text:style-name="T28">://</text:span></text:a><text:a xlink:type="simple" xlink:href="http://en.wikipedia.org/wiki/The_Yes_Men"><text:span text:style-name="T28">en</text:span></text:a><text:a xlink:type="simple" xlink:href="http://en.wikipedia.org/wiki/The_Yes_Men"><text:span text:style-name="T28">.</text:span></text:a><text:a xlink:type="simple" xlink:href="http://en.wikipedia.org/wiki/The_Yes_Men"><text:span text:style-name="T28">wikipedia</text:span></text:a><text:a xlink:type="simple" xlink:href="http://en.wikipedia.org/wiki/The_Yes_Men"><text:span text:style-name="T28">.</text:span></text:a><text:a xlink:type="simple" xlink:href="http://en.wikipedia.org/wiki/The_Yes_Men"><text:span text:style-name="T28">org</text:span></text:a><text:a xlink:type="simple" xlink:href="http://en.wikipedia.org/wiki/The_Yes_Men"><text:span text:style-name="T28">/</text:span></text:a><text:a xlink:type="simple" xlink:href="http://en.wikipedia.org/wiki/The_Yes_Men"><text:span text:style-name="T28">wiki</text:span></text:a><text:a xlink:type="simple" xlink:href="http://en.wikipedia.org/wiki/The_Yes_Men"><text:span text:style-name="T28">/</text:span></text:a><text:a xlink:type="simple" xlink:href="http://en.wikipedia.org/wiki/The_Yes_Men"><text:span text:style-name="T28">The</text:span></text:a><text:a xlink:type="simple" xlink:href="http://en.wikipedia.org/wiki/The_Yes_Men"><text:span text:style-name="T28">_</text:span></text:a><text:a xlink:type="simple" xlink:href="http://en.wikipedia.org/wiki/The_Yes_Men"><text:span text:style-name="T28">Yes</text:span></text:a><text:a xlink:type="simple" xlink:href="http://en.wikipedia.org/wiki/The_Yes_Men"><text:span text:style-name="T28">_</text:span></text:a><text:a xlink:type="simple" xlink:href="http://en.wikipedia.org/wiki/The_Yes_Men"><text:span text:style-name="T28">Men</text:span></text:a></text:p>
      <text:p text:style-name="Heading_20_1">Android <text:span text:style-name="T47">A</text:span>pp</text:p>
      <text:p text:style-name="P39">TODO</text:p>
      <text:list xml:id="list182655316630869" text:continue-list="list2883889632222080212" text:style-name="L25">
        <text:list-item>
          <text:h text:style-name="P214" text:outline-level="10">start with: github.com/automenta/curiosume_android -&gt; netention_andoid</text:h>
        </text:list-item>
        <text:list-item>
          <text:p text:style-name="P142">Wraps client functionality as an Android app enabling higher-frequency interaction and direct access to mobile device features such as Camera, GPS, Bluetooth, etc..</text:p>
        </text:list-item>
        <text:list-item>
          <text:p text:style-name="P142">A first version may simply consist of a WebView component linking to a remote web server’s page. <text:s/>Possibly with list of known servers to choose from on startup</text:p>
        </text:list-item>
        <text:list-item>
          <text:p text:style-name="P236">Curiosume Tasks (screens)</text:p>
        </text:list-item>
        <text:list-item>
          <text:p text:style-name="P142">Team</text:p>
          <text:list>
            <text:list-item>
              <text:p text:style-name="P142">combo box selection of known persons, including self</text:p>
            </text:list-item>
            <text:list-item>
              <text:p text:style-name="P142">display area of all tagged items.</text:p>
              <text:list>
                <text:list-item>
                  <text:p text:style-name="P142">if self, then they can be deleted, marked public/private</text:p>
                </text:list-item>
                <text:list-item>
                  <text:p text:style-name="P142">if self, can set location</text:p>
                </text:list-item>
              </text:list>
            </text:list-item>
          </text:list>
        </text:list-item>
        <text:list-item>
          <text:p text:style-name="P142">Browse</text:p>
          <text:list>
            <text:list-item>
              <text:p text:style-name="P142">wikitagger</text:p>
            </text:list-item>
            <text:list-item>
              <text:p text:style-name="P142">search box</text:p>
            </text:list-item>
          </text:list>
        </text:list-item>
        <text:list-item>
          <text:p text:style-name="P142">Match</text:p>
          <text:list>
            <text:list-item>
              <text:p text:style-name="P142">transmit (public components of) inventory to network or bluetooth or email</text:p>
            </text:list-item>
            <text:list-item>
              <text:h text:style-name="P215" text:outline-level="10">receive matches</text:h>
            </text:list-item>
          </text:list>
        </text:list-item>
      </text:list>
      <text:h text:style-name="P338" text:outline-level="10"><text:bookmark text:name="h.w6weupxg4c8c"/>“<text:span text:style-name="T61">NO</text:span>bject” <text:span text:style-name="T61">Data Structure</text:span></text:h>
      <text:p text:style-name="P3">The most common serialization for Netention objects is JSON.</text:p>
      <text:p text:style-name="P3"/>
      <text:list xml:id="list8776043173196718878" text:style-name="L29">
        <text:list-item>
          <text:p text:style-name="P143">name</text:p>
        </text:list-item>
        <text:list-item>
          <text:p text:style-name="P143">description</text:p>
        </text:list-item>
        <text:list-item>
          <text:p text:style-name="P143">geolocation</text:p>
        </text:list-item>
        <text:list-item>
          <text:p text:style-name="P143">tags, tagStrength</text:p>
        </text:list-item>
        <text:list-item>
          <text:p text:style-name="P161">createdAt</text:p>
        </text:list-item>
        <text:list-item>
          <text:p text:style-name="P226">modifiedAt</text:p>
        </text:list-item>
        <text:list-item>
          <text:p text:style-name="P143">author</text:p>
        </text:list-item>
        <text:list-item>
          <text:p text:style-name="P143">replyTo</text:p>
        </text:list-item>
        <text:list-item>
          <text:p text:style-name="P143">deleted?</text:p>
        </text:list-item>
        <text:list-item>
          <text:p text:style-name="P231">subject</text:p>
          <text:list>
            <text:list-item>
              <text:p text:style-name="P231">analogous to RDF subject, ie. to what or whom the nobject refers to</text:p>
            </text:list-item>
          </text:list>
        </text:list-item>
      </text:list>
      <text:p text:style-name="P3"/>
      <text:p text:style-name="P65">TODO</text:p>
      <text:list xml:id="list3321903445290861365" text:style-name="L30">
        <text:list-item>
          <text:p text:style-name="P144">revision history</text:p>
        </text:list-item>
        <text:list-item>
          <text:p text:style-name="P144">hidden?</text:p>
        </text:list-item>
      </text:list>
      <text:h text:style-name="P339" text:outline-level="10">Netention HTTP API</text:h>
      <text:p text:style-name="P3"><text:span text:style-name="T57">REST </text:span>HTTP <text:span text:style-name="T57">API </text:span>Object requests by URL designators / selectors / routes / path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What it Does</text:p>
          </table:table-cell>
          <table:table-cell table:style-name="Table3.A1" office:value-type="string">
            <text:p text:style-name="P53">What it Doesn’t (yet)</text:p>
          </table:table-cell>
        </table:table-row>
        <table:table-row>
          <table:table-cell table:style-name="Table3.A1" office:value-type="string">
            <text:p text:style-name="P22"><text:span text:style-name="T1">/object/</text:span><text:span text:style-name="T6">:uri</text:span><text:span text:style-name="T1">/json</text:span></text:p>
            <text:list xml:id="list7643801184211177127" text:style-name="LS16">
              <text:list-item>
                <text:p text:style-name="P247">the object (if any) with an ‘id’ value <text:s/>that is equivalent to the specified :uri; returns json hash</text:p>
              </text:list-item>
            </text:list>
            <text:p text:style-name="P15"/>
            <text:p text:style-name="P25"><text:span text:style-name="T1">/object/latest/</text:span><text:span text:style-name="T6">:num</text:span><text:span text:style-name="T1">/json</text:span></text:p>
            <text:list xml:id="list495471746839726229" text:style-name="LS17">
              <text:list-item>
                <text:p text:style-name="P248">the most recent objects added to the database, up to as many as specified by :num; returns json hash</text:p>
              </text:list-item>
            </text:list>
            <text:p text:style-name="P15"/>
            <text:p text:style-name="P266">/<text:span text:style-name="T68">object</text:span>/tag/:tag/json</text:p>
            <text:list xml:id="list9204813722204381941" text:style-name="LS19">
              <text:list-item>
                <text:p text:style-name="P250">array of all objects of a given tag. <text:s/>tag can be a simple string tag or a comma-separated list of tags</text:p>
              </text:list-item>
            </text:list>
            <text:p text:style-name="P267"/>
            <text:p text:style-name="P26">/attention</text:p>
            <text:list xml:id="list6389280622023294273" text:style-name="LS18">
              <text:list-item>
                <text:p text:style-name="P249">lists the tag counts of all objects on server</text:p>
              </text:list-item>
            </text:list>
            <text:p text:style-name="P15"/>
            <text:p text:style-name="P26">/users/tag/rdf</text:p>
            <text:list xml:id="list4062614896426022807" text:style-name="LS21">
              <text:list-item>
                <text:p text:style-name="P252">rdf of all users self tags, one complete RDF graph with foaf:name strings</text:p>
              </text:list-item>
            </text:list>
            <text:p text:style-name="P15"/>
            <text:p text:style-name="P25"><text:span text:style-name="T1">/</text:span><text:span text:style-name="T2">ontology</text:span><text:span text:style-name="T1">/json</text:span></text:p>
            <text:list xml:id="list7776675107035063394" text:style-name="LS22">
              <text:list-item>
                <text:p text:style-name="P238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15"/>
            <text:p text:style-name="P26">/wiki/search/:query</text:p>
            <text:list xml:id="list6176708652350236469" text:style-name="LS23">
              <text:list-item>
                <text:p text:style-name="P253">returns wikipedia HTML result for a given query</text:p>
              </text:list-item>
            </text:list>
            <text:p text:style-name="P15"/>
            <text:p text:style-name="P26">/wiki/:tag/html</text:p>
            <text:list xml:id="list7356285497148049885" text:style-name="LS24">
              <text:list-item>
                <text:p text:style-name="P254">returns wikipedia HTML result for a specific wikipage</text:p>
              </text:list-item>
            </text:list>
            <text:p text:style-name="P15"/>
            <text:p text:style-name="P26">/users/plan</text:p>
            <text:list xml:id="list2281189063316635206" text:style-name="LS25">
              <text:list-item>
                <text:p text:style-name="P255">JSON output of users plans (soon deprecated)</text:p>
              </text:list-item>
            </text:list>
            <text:p text:style-name="P16"/>
          </table:table-cell>
          <table:table-cell table:style-name="Table3.A1" office:value-type="string">
            <text:p text:style-name="P22"><text:span text:style-name="T1">/object/latest/</text:span><text:span text:style-name="T6">:tagID</text:span><text:span text:style-name="T1">/</text:span><text:span text:style-name="T6">:num</text:span><text:span text:style-name="T1">/json</text:span></text:p>
            <text:list xml:id="list1969747079864008712" text:style-name="LS26">
              <text:list-item>
                <text:p text:style-name="P256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15"/>
            <text:p text:style-name="P25"><text:span text:style-name="T1">/object/near/</text:span><text:span text:style-name="T6">:lat</text:span><text:span text:style-name="T1">/</text:span><text:span text:style-name="T6">:lon</text:span><text:span text:style-name="T1">/</text:span><text:span text:style-name="T6">:rad</text:span><text:span text:style-name="T1">/json</text:span></text:p>
            <text:list xml:id="list270" text:style-name="LS26">
              <text:list-item>
                <text:p text:style-name="P256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15"/>
            <text:p text:style-name="P26">/user/:userid/skill/rdf</text:p>
            <text:list xml:id="list820735544077898841" text:style-name="LS27">
              <text:list-item>
                <text:p text:style-name="P257">skill RDF graph</text:p>
              </text:list-item>
            </text:list>
            <text:p text:style-name="P15"/>
            <text:p text:style-name="P26">/user/:userid/json</text:p>
            <text:list xml:id="list2177938888984806494" text:style-name="LS28">
              <text:list-item>
                <text:p text:style-name="P258">all objects by author userid</text:p>
              </text:list-item>
            </text:list>
            <text:p text:style-name="P15"/>
            <text:p text:style-name="P26">/user/skill/rdf</text:p>
            <text:list xml:id="list3600620122700728459" text:style-name="LS29">
              <text:list-item>
                <text:p text:style-name="P259">all agent skills in RDF</text:p>
              </text:list-item>
            </text:list>
            <text:p text:style-name="P15"/>
            <text:p text:style-name="P26">/user/latest/:num/json</text:p>
            <text:list xml:id="list274" text:style-name="LS29">
              <text:list-item>
                <text:p text:style-name="P259">latest :num objects authored by by users</text:p>
              </text:list-item>
            </text:list>
            <text:p text:style-name="P14"/>
            <text:p text:style-name="P27">/wiki/:wikitags/links/rdf</text:p>
            <text:list xml:id="list4096465060134493927" text:style-name="LS30">
              <text:list-item>
                <text:p text:style-name="P241">wikilink graph in RDF surround wikitags (separated by commas)</text:p>
                <text:p text:style-name="P185"/>
              </text:list-item>
            </text:list>
            <text:p text:style-name="P43">Generate DOT file for offline viewing (ex: Gephi)</text:p>
            <text:list xml:id="list182656128705939" text:continue-numbering="true" text:style-name="LS30">
              <text:list-item>
                <text:p text:style-name="P227">/<text:span text:style-name="T45">graph/skills/dot</text:span></text:p>
              </text:list-item>
              <text:list-item>
                <text:p text:style-name="P227">/<text:span text:style-name="T45">graph/skills/[:parentcategories]/dot</text:span></text:p>
              </text:list-item>
              <text:list-item>
                <text:p text:style-name="P228">/<text:span text:style-name="T45">graph</text:span>/<text:span text:style-name="T45">Can,Need,Not/dot</text:span></text:p>
              </text:list-item>
            </text:list>
          </table:table-cell>
        </table:table-row>
      </table:table>
      <text:h text:style-name="P332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RDF Literal Types</text:p>
          </table:table-cell>
          <table:table-cell table:style-name="Table4.A1" office:value-type="string">
            <text:p text:style-name="P18">Netention Data Values</text:p>
          </table:table-cell>
        </table:table-row>
        <table:table-row>
          <table:table-cell table:style-name="Table4.A1" office:value-type="string">
            <text:p text:style-name="P23"><text:span text:style-name="T22">"http://www.w3.org/2001/XMLSchema#integer"</text:span><text:span text:style-name="T23"> </text:span><text:span text:style-name="T24">||</text:span></text:p>
            <text:p text:style-name="P23"><text:span text:style-name="T22">"http://www.w3.org/2001/XMLSchema#decimal"</text:span><text:span text:style-name="T23"> </text:span><text:span text:style-name="T24">||</text:span></text:p>
            <text:p text:style-name="P23"><text:span text:style-name="T22">"http://www.w3.org/2001/XMLSchema#double"</text:span><text:span text:style-name="T23"> </text:span><text:span text:style-name="T24">||</text:span></text:p>
            <text:p text:style-name="P23"><text:span text:style-name="T22">"http://www.w3.org/2001/XMLSchema#nonPositiveInteger"</text:span><text:span text:style-name="T23"> </text:span><text:span text:style-name="T24">||</text:span></text:p>
            <text:p text:style-name="P23"><text:span text:style-name="T22">"http://www.w3.org/2001/XMLSchema#negativeInteger"</text:span><text:span text:style-name="T23"> </text:span><text:span text:style-name="T24">||</text:span></text:p>
            <text:p text:style-name="P23"><text:span text:style-name="T22">"http://www.w3.org/2001/XMLSchema#long"</text:span><text:span text:style-name="T23"> </text:span><text:span text:style-name="T24">||</text:span></text:p>
            <text:p text:style-name="P23"><text:span text:style-name="T22">"http://www.w3.org/2001/XMLSchema#int"</text:span><text:span text:style-name="T23"> </text:span><text:span text:style-name="T24">||</text:span></text:p>
            <text:p text:style-name="P23"><text:span text:style-name="T22">"http://www.w3.org/2001/XMLSchema#short"</text:span><text:span text:style-name="T23"> </text:span><text:span text:style-name="T24">||</text:span></text:p>
            <text:p text:style-name="P23"><text:span text:style-name="T22">"http://www.w3.org/2001/XMLSchema#byte"</text:span><text:span text:style-name="T23"> </text:span><text:span text:style-name="T24">||</text:span></text:p>
            <text:p text:style-name="P23"><text:span text:style-name="T22">"http://www.w3.org/2001/XMLSchema#nonNegativeInteger"</text:span><text:span text:style-name="T23"> </text:span><text:span text:style-name="T24">||</text:span></text:p>
            <text:p text:style-name="P23"><text:span text:style-name="T22">"http://www.w3.org/2001/XMLSchema#unsignedLong"</text:span><text:span text:style-name="T23"> </text:span><text:span text:style-name="T24">||</text:span></text:p>
            <text:p text:style-name="P23"><text:span text:style-name="T22">"http://www.w3.org/2001/XMLSchema#unsignedInt"</text:span><text:span text:style-name="T23"> </text:span><text:span text:style-name="T24">||</text:span></text:p>
            <text:p text:style-name="P23"><text:span text:style-name="T22">"http://www.w3.org/2001/XMLSchema#unsignedShort"</text:span><text:span text:style-name="T23"> </text:span><text:span text:style-name="T24">||</text:span></text:p>
            <text:p text:style-name="P23"><text:span text:style-name="T22">"http://www.w3.org/2001/XMLSchema#unsignedByte"</text:span><text:span text:style-name="T23"> </text:span><text:span text:style-name="T24">||</text:span></text:p>
            <text:p text:style-name="P23"><text:span text:style-name="T22">"http://www.w3.org/2001/XMLSchema#positiveInteger"</text:span><text:span text:style-name="T23"> ) {</text:span></text:p>
            <text:p text:style-name="P23"><text:span text:style-name="T22">"http://www.w3.org/2001/XMLSchema#boolean"</text:span><text:span text:style-name="T23">){</text:span></text:p>
            <text:p text:style-name="P23"><text:span text:style-name="T22">"http://www.w3.org/2001/XMLSchema#string"</text:span><text:span text:style-name="T23">){</text:span></text:p>
            <text:p text:style-name="P23"><text:span text:style-name="T22">"http://www.w3.org/2001/XMLSchema#dateTime"</text:span><text:span text:style-name="T23">){</text:span></text:p>
          </table:table-cell>
          <table:table-cell table:style-name="Table4.A1" office:value-type="string">
            <text:p text:style-name="P21">integer</text:p>
            <text:p text:style-name="P21">real</text:p>
            <text:p text:style-name="P21">boolean</text:p>
            <text:p text:style-name="P21">string</text:p>
            <text:p text:style-name="P21">url</text:p>
            <text:p text:style-name="P21">spacepoint</text:p>
            <text:p text:style-name="P21">timepoint</text:p>
            <text:p text:style-name="P21">timerange</text:p>
            <text:p text:style-name="P21">media</text:p>
            <text:p text:style-name="P21">...</text:p>
          </table:table-cell>
        </table:table-row>
      </table:table>
      <text:p text:style-name="P3"/>
      <text:p text:style-name="P3">see: https://github.com/antoniogarrote/rdfstore-js/blob/master/dist/rdf_interface_api/browser/rdf_interface_api.js</text:p>
      <text:p text:style-name="P3"/>
      <text:h text:style-name="P348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What it Does</text:p>
          </table:table-cell>
          <table:table-cell table:style-name="Table5.A1" office:value-type="string">
            <text:p text:style-name="P53">What it Doesn’t (yet)</text:p>
          </table:table-cell>
        </table:table-row>
        <table:table-row>
          <table:table-cell table:style-name="Table5.A1" office:value-type="string">
            <text:p text:style-name="P50"/>
          </table:table-cell>
          <table:table-cell table:style-name="Table5.A1" office:value-type="string">
            <text:list xml:id="list6700082884865844270" text:style-name="LS32">
              <text:list-item>
                <text:p text:style-name="P308">Import and Export JSON dump</text:p>
              </text:list-item>
              <text:list-item>
                <text:p text:style-name="P297"><text:span text:style-name="T1">dht.js / </text:span><text:span text:style-name="T3">Bittorrent</text:span></text:p>
              </text:list-item>
              <text:list-item>
                <text:p text:style-name="P308">Telehash</text:p>
              </text:list-item>
              <text:list-item>
                <text:p text:style-name="P297"><text:span text:style-name="T1">Kademlia </text:span><text:span text:style-name="T8">Kadoh (Kademlia for node.js)</text:span></text:p>
              </text:list-item>
              <text:list-item>
                <text:p text:style-name="P310">Gnutella</text:p>
              </text:list-item>
              <text:list-item>
                <text:p text:style-name="P325">WASTE</text:p>
              </text:list-item>
              <text:list-item>
                <text:p text:style-name="P326">XMPP</text:p>
              </text:list-item>
            </text:list>
          </table:table-cell>
        </table:table-row>
      </table:table>
      <text:h text:style-name="P348" text:outline-level="10"><text:bookmark text:name="h.acm67hexqo1v"/><text:bookmark text:name="h.pi2xtqgacjcx"/>Remote URL Cache</text:h>
      <text:p text:style-name="P6">TODO</text:p>
      <text:list xml:id="list8480234947694539904" text:style-name="LS33">
        <text:list-item>
          <text:p text:style-name="P145">stores files</text:p>
        </text:list-item>
        <text:list-item>
          <text:p text:style-name="P145">unzips .zip, .kmz (and adjusts &lt;link&gt; url’s), etc..</text:p>
        </text:list-item>
        <text:list-item>
          <text:p text:style-name="P145">hosts on webserver as static content</text:p>
        </text:list-item>
        <text:list-item>
          <text:p text:style-name="P145">.gitignore’d</text:p>
        </text:list-item>
      </text:list>
      <text:p text:style-name="P3"/>
      <text:h text:style-name="P336" text:outline-level="10"><text:bookmark text:name="h.a886s3tvq5dg"/>Accessibility</text:h>
      <text:list xml:id="list4622493646868146831" text:style-name="LS35">
        <text:list-item>
          <text:p text:style-name="P300">Blind</text:p>
        </text:list-item>
        <text:list-item>
          <text:p text:style-name="P300">Deaf</text:p>
        </text:list-item>
        <text:list-item>
          <text:p text:style-name="P300">Pre-Symbolic / Non-Verbal / Gestural (Children, Paralyzed, Animals)</text:p>
        </text:list-item>
      </text:list>
      <text:p text:style-name="P63"/>
      <text:p text:style-name="P67"/>
      <text:p text:style-name="P9"/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What it Does</text:p>
          </table:table-cell>
          <table:table-cell table:style-name="Table1.A1" office:value-type="string">
            <text:p text:style-name="P53">What it Doesn’t (yet)</text:p>
          </table:table-cell>
        </table:table-row>
        <table:table-row>
          <table:table-cell table:style-name="Table1.A1" office:value-type="string">
            <text:p text:style-name="P50">Installation Instructions</text:p>
            <text:list xml:id="list6455326193485696456" text:style-name="LS8">
              <text:list-item>
                <text:p text:style-name="P307">Linux</text:p>
              </text:list-item>
            </text:list>
            <text:p text:style-name="P50"/>
            <text:p text:style-name="P50">Installation Videos</text:p>
          </table:table-cell>
          <table:table-cell table:style-name="Table1.A1" office:value-type="string">
            <text:p text:style-name="P51">Installation Instructions</text:p>
            <text:list xml:id="list4565717632766106501" text:style-name="LS9">
              <text:list-item>
                <text:p text:style-name="P309">Windows (partially ready)</text:p>
              </text:list-item>
              <text:list-item>
                <text:p text:style-name="P309">Android</text:p>
              </text:list-item>
              <text:list-item>
                <text:p text:style-name="P309">OSX</text:p>
              </text:list-item>
              <text:list-item>
                <text:p text:style-name="P309">AppFog</text:p>
              </text:list-item>
              <text:list-item>
                <text:p text:style-name="P309">Heroku</text:p>
              </text:list-item>
            </text:list>
            <text:p text:style-name="P51"/>
            <text:p text:style-name="P51">Documentation available from within Netention as statically provided objects</text:p>
          </table:table-cell>
        </table:table-row>
      </table:table>
      <text:list xml:id="list182656396305181" text:continue-list="list182656126882140" text:style-name="LS1">
        <text:list-item>
          <text:p text:style-name="P278"><text:span text:style-name="T20">E</text:span><text:span text:style-name="T18">xplain adaptive ontology system</text:span></text:p>
          <text:list>
            <text:list-item>
              <text:p text:style-name="P178"><text:span text:style-name="T18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75">Introduction </text:p>
      <text:p text:style-name="P73">v2: google presentation</text:p>
      <text:p text:style-name="P73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73">v1: (openoffice format)</text:p>
      <text:p text:style-name="P73">https://github.com/automenta/netentionjs2/blob/master/doc/netention_introduction.odp </text:p>
      <text:p text:style-name="P73">v0: https://docs.google.com/presentation/d/1CwGqrWFNpmfr98FICXL8UDD6TcvGjx_5lyZzrw1R9tA/edit#slide=id.i120</text:p>
      <text:p text:style-name="P73"/>
      <text:p text:style-name="P73">Global survival system (alternate, openoffice format)</text:p>
      <text:p text:style-name="P73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74"/>
      <text:p text:style-name="P73">Netention applications: https://docs.google.com/presentation/d/1PwmiWFJ5l7sfk5k61dYk_ocgSo5qhGBQWYnCtyuWOTw/edit?usp=sharing</text:p>
      <text:p text:style-name="P73"/>
      <text:p text:style-name="P73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73"/>
      <text:p text:style-name="P73">Semantic Business Intelligence</text:p>
      <text:p text:style-name="P73">https://docs.google.com/presentation/d/17LQVk5b3sSTVOttgBhI8EEseb_kicLJMQq-BlDtNwNo/edit?usp=sharing </text:p>
      <text:p text:style-name="P73"/>
      <text:p text:style-name="P73">Netention Neighborhood</text:p>
      <text:p text:style-name="P73">https://docs.google.com/presentation/d/12CqfvbSfnI5dWccktxjBNeGZS6_tZAvRzhUdB-1kdXg/edit?usp=sharing </text:p>
      <text:p text:style-name="P73"/>
      <text:p text:style-name="P73">Ouishare</text:p>
      <text:p text:style-name="P73">https://docs.google.com/presentation/d/1aT7PdK54zL70P-MlZuxgQ6ASYg6pdxn6_Fcc9AIwIKM/edit?usp=sharing </text:p>
      <text:p text:style-name="P73"/>
      <text:p text:style-name="P73">Global suvival system</text:p>
      <text:p text:style-name="P73">https://docs.google.com/presentation/d/12SYeqG2CmQbt8A76Z8r0PVYHja3Ju1oV3AFbQFq_zdc/edit?usp=sharing </text:p>
      <text:p text:style-name="P73"/>
      <text:p text:style-name="P73">Naked Mind Protocol</text:p>
      <text:p text:style-name="P73">https://docs.google.com/presentation/d/1Q98meEH7ojKp1KIHKK-Q0nVhIJAYb2FgD5L6X46oya0/edit?usp=sharing</text:p>
      <text:p text:style-name="P76"/>
      <text:list xml:id="list182655322518255" text:continue-list="list71" text:style-name="LS1">
        <text:list-item>
          <text:list>
            <text:list-item>
              <text:list>
                <text:list-item>
                  <text:p text:style-name="P154">integrate original introduction to slides somewhere after slide #8</text:p>
                </text:list-item>
              </text:list>
            </text:list-item>
            <text:list-item>
              <text:p text:style-name="P133"><text:span text:style-name="T18">Netention Theory </text:span>presentation</text:p>
            </text:list-item>
            <text:list-item>
              <text:p text:style-name="P133"><text:span text:style-name="T18">Netention Systems </text:span>presentation</text:p>
            </text:list-item>
            <text:list-item>
              <text:p text:style-name="P133"><text:span text:style-name="T18">Netention Growth </text:span>presentation</text:p>
              <text:list>
                <text:list-item>
                  <text:p text:style-name="P154">crowdfunding</text:p>
                </text:list-item>
              </text:list>
            </text:list-item>
            <text:list-item>
              <text:p text:style-name="P133">earth beacon protocol presentation</text:p>
              <text:list>
                <text:list-item>
                  <text:p text:style-name="P229">integrate features of DisclosureProject ET Contact App</text:p>
                </text:list-item>
                <text:list-item>
                  <text:p text:style-name="P229">include CB/HAM radio</text:p>
                </text:list-item>
              </text:list>
            </text:list-item>
            <text:list-item>
              <text:p text:style-name="P133">avatar soundboard / video remix presentation</text:p>
              <text:list>
                <text:list-item>
                  <text:p text:style-name="P133">personal agents</text:p>
                </text:list-item>
                <text:list-item>
                  <text:p text:style-name="P133">artificial art</text:p>
                </text:list-item>
                <text:list-item>
                  <text:p text:style-name="P133">education entertainment (adhd)</text:p>
                </text:list-item>
              </text:list>
            </text:list-item>
            <text:list-item>
              <text:p text:style-name="P133">federated cyber militia presentation (w/ eric’s organization patterns)</text:p>
              <text:list>
                <text:list-item>
                  <text:p text:style-name="P133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33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33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33">first earth battalion</text:p>
                </text:list-item>
              </text:list>
            </text:list-item>
            <text:list-item>
              <text:h text:style-name="P216" text:outline-level="10">biosphere / noosphere optimization presentation</text:h>
            </text:list-item>
          </text:list>
        </text:list-item>
      </text:list>
      <text:h text:style-name="P349" text:outline-level="10"/>
      <text:h text:style-name="P333" text:outline-level="10"/>
      <text:h text:style-name="P343" text:outline-level="10"><text:bookmark text:name="h.mmml1pxn2ui7"/><text:bookmark text:name="h.f7sg7t9yg0qh"/>Client Memory</text:h>
      <text:list xml:id="list9041580421863558866" text:style-name="LS36">
        <text:list-item>
          <text:p text:style-name="P146">Stores objects as indexed keys.</text:p>
          <text:list>
            <text:list-item>
              <text:p text:style-name="P146">Limited to localStorage quota which is quite small</text:p>
            </text:list-item>
          </text:list>
        </text:list-item>
      </text:list>
      <text:p text:style-name="P1"/>
      <text:p text:style-name="P5">TODO</text:p>
      <text:list xml:id="list4038826487728467069" text:style-name="LS13">
        <text:list-item>
          <text:p text:style-name="P312">indexedDB support - enables larger client-side datastore</text:p>
          <text:list>
            <text:list-item>
              <text:p text:style-name="P312">with WARNING when quota may be near exceeded</text:p>
            </text:list-item>
          </text:list>
        </text:list-item>
        <text:list-item>
          <text:p text:style-name="P301">attention vector : map&lt;object,interest&gt;</text:p>
        </text:list-item>
        <text:list-item>
          <text:p text:style-name="P301">forgetting: keeps total # of objects in server and client within range (ex: &lt; 10k) based on attention</text:p>
        </text:list-item>
        <text:list-item>
          <text:p text:style-name="P301">spreading</text:p>
        </text:list-item>
        <text:list-item>
          <text:p text:style-name="P301">importance classifier: classifies incoming objects according to its features to predict the user’s interest in it (0..1.0)</text:p>
          <text:list>
            <text:list-item>
              <text:p text:style-name="P301">author, age, etc..</text:p>
            </text:list-item>
            <text:list-item>
              <text:p text:style-name="P301">use an encog component to automatically learn user’s classification parameters</text:p>
            </text:list-item>
            <text:list-item>
              <text:p text:style-name="P301">this is analogous to google’s important inbox feature</text:p>
            </text:list-item>
          </text:list>
        </text:list-item>
      </text:list>
      <text:h text:style-name="P340" text:outline-level="10"/>
      <text:p text:style-name="P62"/>
      <text:h text:style-name="P354" text:outline-level="10"><text:bookmark text:name="h.x3cy6cj05bsq"/>Deprecated Focuses</text:h>
      <text:h text:style-name="P356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56">What it Does</text:p>
          </table:table-cell>
          <table:table-cell table:style-name="Table15.A1" office:value-type="string">
            <text:p text:style-name="P56">What it Doesn’t (yet)</text:p>
          </table:table-cell>
        </table:table-row>
        <table:table-row>
          <table:table-cell table:style-name="Table15.A1" office:value-type="string">
            <text:p text:style-name="P57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313">highlight currently selected tag(s)</text:p>
              </text:list-item>
              <text:list-item>
                <text:p text:style-name="P313">allow multiple tag selection</text:p>
              </text:list-item>
              <text:list-item>
                <text:p text:style-name="P313">allow strength-based tag selection</text:p>
              </text:list-item>
              <text:list-item>
                <text:p text:style-name="P313">order by most tags</text:p>
              </text:list-item>
              <text:list-item>
                <text:p text:style-name="P313">show other information about each tag, live update where necessary</text:p>
              </text:list-item>
              <text:list-item>
                <text:p text:style-name="P298"><text:span text:style-name="T25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5">views:</text:span></text:p>
                <text:list>
                  <text:list-item>
                    <text:p text:style-name="P298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298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33" text:outline-level="10"><text:bookmark text:name="h.s7n5aqjpud95"/></text:h>
      <text:h text:style-name="P333" text:outline-level="10"><text:bookmark text:name="h.jw15k9k3fsa7"/>Favorite Tagger</text:h>
      <text:p text:style-name="P5">TODO</text:p>
      <text:list xml:id="list904101121818325397" text:style-name="LS45">
        <text:list-item>
          <text:p text:style-name="P147">Show added favorites</text:p>
        </text:list-item>
      </text:list>
      <text:h text:style-name="P330" text:outline-level="10"><text:bookmark text:name="h.hxyi8iclvbjx"/>Emotion Tagger</text:h>
      <text:p text:style-name="P1">Displays emotion chart and allows creation of an emotion state vector.</text:p>
      <text:p text:style-name="P1"/>
      <text:p text:style-name="P5">TODO</text:p>
      <text:list xml:id="list4244154174261622151" text:style-name="LS46">
        <text:list-item>
          <text:p text:style-name="P148">quick publish current emotion (button)</text:p>
        </text:list-item>
      </text:list>
      <text:h text:style-name="P333" text:outline-level="10"><text:bookmark text:name="h.e0k9y4n8cgyw"/>Other Taggers</text:h>
      <text:p text:style-name="P5">TODO</text:p>
      <text:list xml:id="list411" text:style-name="LS13">
        <text:list-item>
          <text:p text:style-name="P301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301">ivan’s circle menu</text:p>
        </text:list-item>
        <text:list-item>
          <text:p text:style-name="P301">metamaps spinning carousel menu</text:p>
        </text:list-item>
        <text:list-item>
          <text:p text:style-name="P314">Dashboard/Home screen</text:p>
        </text:list-item>
      </text:list>
      <text:h text:style-name="P344" text:outline-level="10"/>
      <text:h text:style-name="P333" text:outline-level="10"><text:bookmark text:name="h.r8m7vi6s1sfs"/>Focus Keyword</text:h>
      <text:p text:style-name="P35"><text:span text:style-name="T12">TODO</text:span> Filtering by keyword.</text:p>
      <text:h text:style-name="P330" text:outline-level="10"><text:bookmark text:name="h.k1jvsv5q5trx"/><office:annotation><dc:date>0000-00-00T00:00:00</dc:date><text:p text:style-name="P357"><text:span text:style-name="T1">Dorotea Mar:</text:span></text:p><text:p text:style-name="P357"><text:span text:style-name="T1">i like the name :) maybe let's put some examples, also for the needs tagger</text:span></text:p></office:annotation>Human Body Tagger</text:h>
      <text:h text:style-name="P333" text:outline-level="10"><text:bookmark text:name="h.aac4785y2hq4"/>Needs Tagger</text:h>
      <text:h text:style-name="P343" text:outline-level="10"><text:bookmark text:name="h.2c74luo8gpyj"/><text:bookmark text:name="h.ttrlqfxiy928"/>Home View</text:h>
      <text:p text:style-name="P5">TODO</text:p>
      <text:list xml:id="list418" text:style-name="LS13">
        <text:list-item>
          <text:p text:style-name="P301">includes map, recent items, and stats</text:p>
        </text:list-item>
        <text:list-item>
          <text:p text:style-name="P301">requests fullsize</text:p>
        </text:list-item>
      </text:list>
      <text:h text:style-name="P343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46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45"/>
      <text:p text:style-name="P5">TODO</text:p>
      <text:list xml:id="list5792632304119072438" text:style-name="LS47">
        <text:list-item>
          <text:p text:style-name="P302">jQuery plugin, with demonstrated multi-instantiability on single document OK</text:p>
        </text:list-item>
        <text:list-item>
          <text:p text:style-name="P302">Sentencizing OK</text:p>
        </text:list-item>
        <text:list-item>
          <text:p text:style-name="P302">Text-to-speech</text:p>
        </text:list-item>
        <text:list-item>
          <text:p text:style-name="P302">Preserve links and images in frames</text:p>
        </text:list-item>
        <text:list-item>
          <text:p text:style-name="P302">Image Search</text:p>
        </text:list-item>
        <text:list-item>
          <text:p text:style-name="P302">Add current sentence to attention set (as # anchor to the base page URL)</text:p>
        </text:list-item>
        <text:list-item>
          <text:p text:style-name="P149">jQuery Mobile Dragging for next/prev and font-size</text:p>
        </text:list-item>
      </text:list>
      <text:list xml:id="list101262092080909987" text:style-name="LS48">
        <text:list-item>
          <text:p text:style-name="P303">Rapid presentation mode: “Neuro Download”</text:p>
        </text:list-item>
      </text:list>
      <text:p text:style-name="P54"><text:bookmark text:name="h.os3nowd9a4kh"/></text:p>
      <text:h text:style-name="P342" text:outline-level="10"><text:bookmark text:name="h.7x7x2o6lhotb"/>Server Plugins</text:h>
      <text:p text:style-name="P55">Server plugins can be enabled by administrators to expand the server’s functionality.</text:p>
      <text:p text:style-name="P54"/>
      <text:p text:style-name="P58"/>
      <text:p text:style-name="P61">TODO</text:p>
      <text:list xml:id="list496" text:style-name="LS13">
        <text:list-item>
          <text:p text:style-name="P301">Server plugins provide Focus modes to client</text:p>
        </text:list-item>
      </text:list>
      <text:p text:style-name="P48">KML</text:p>
      <text:p text:style-name="P38">TODO</text:p>
      <text:list xml:id="list182655877322884" text:continue-list="list182656396305181" text:style-name="LS1">
        <text:list-item>
          <text:p text:style-name="P218">Interest in KML file</text:p>
        </text:list-item>
        <text:list-item>
          <text:p text:style-name="P230">Security permission on /input/ endpoints</text:p>
        </text:list-item>
        <text:list-item>
          <text:p text:style-name="P224">KML output</text:p>
        </text:list-item>
        <text:list-item>
          <text:h text:style-name="P327" text:outline-level="10">GeoJSON output</text:h>
        </text:list-item>
      </text:list>
      <text:h text:style-name="P355" text:outline-level="10"><text:bookmark text:name="h.sluvipli6v5q"/>Facetime Plugin</text:h>
      <text:p text:style-name="P5">TODO</text:p>
      <text:list xml:id="list497" text:style-name="LS13">
        <text:list-item>
          <text:p text:style-name="P301">identify people in close proximity that you can explore “face time” with (sent as private messages)</text:p>
        </text:list-item>
      </text:list>
      <text:h text:style-name="P352" text:outline-level="10"><text:bookmark text:name="h.normqaweovxl"/>Jam Plugin</text:h>
      <text:p text:style-name="P5">TODO</text:p>
      <text:list xml:id="list498" text:style-name="LS13">
        <text:list-item>
          <text:p text:style-name="P301">identify people with musical instruments in close proximity that can form bands</text:p>
        </text:list-item>
      </text:list>
      <text:h text:style-name="P352" text:outline-level="10"><text:bookmark text:name="h.ut5oul5ze08w"/>Emotion Detector Plugin</text:h>
      <text:p text:style-name="P5">TODO</text:p>
      <text:list xml:id="list499" text:style-name="LS13">
        <text:list-item>
          <text:p text:style-name="P301">clarify emotional context of previously authored objects using one or more sentiment analysis algorithms</text:p>
        </text:list-item>
      </text:list>
      <text:h text:style-name="P352" text:outline-level="10"><text:bookmark text:name="h.9zfnabqb4yf5"/>Craigslist Plugin</text:h>
      <text:p text:style-name="P5">TODO</text:p>
      <text:list xml:id="list500" text:style-name="LS13">
        <text:list-item>
          <text:p text:style-name="P301">get craigslist items from appropriate RSS feed, and apply relevant tags</text:p>
        </text:list-item>
        <text:list-item>
          <text:p text:style-name="P301">craigslist enhancements</text:p>
        </text:list-item>
      </text:list>
      <text:h text:style-name="P352" text:outline-level="10"><text:bookmark text:name="h.549nhwcbra60"/>Other Plugins</text:h>
      <text:p text:style-name="P5">TODO</text:p>
      <text:list xml:id="list502" text:style-name="LS13">
        <text:list-item>
          <text:list>
            <text:list-item>
              <text:p text:style-name="P301">“happy &lt;-&gt; sad” / “rich &lt;-&gt; poor” @afxdeadcode bot functionality</text:p>
            </text:list-item>
            <text:list-item>
              <text:p text:style-name="P301"><text:span text:style-name="T12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3909693332058298017" text:style-name="LS50">
        <text:list-item>
          <text:p text:style-name="P304">Environment-dependent (relevance predicate)</text:p>
        </text:list-item>
        <text:list-item>
          <text:p text:style-name="P304">Chat Bots</text:p>
        </text:list-item>
        <text:list-item>
          <text:p text:style-name="P304">Administrator “add new product” pages, with environment simulation</text:p>
        </text:list-item>
        <text:list-item>
          <text:p text:style-name="P150">Implemented as Support for an Intention</text:p>
        </text:list-item>
      </text:list>
      <text:list xml:id="list508" text:style-name="LS13">
        <text:list-item>
          <text:list>
            <text:list-item>
              <text:p text:style-name="P301">demographics reports: produce data reports of analyzed trends, sentiments, etc.. useful for selling to marketing business.</text:p>
            </text:list-item>
            <text:list-item>
              <text:p text:style-name="P301">product wars: incite fights between consumers of competing products</text:p>
            </text:list-item>
            <text:list-item>
              <text:p text:style-name="P301">twitter local tweets:</text:p>
              <text:list>
                <text:list-item>
                  <text:p text:style-name="P301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301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301">SendToTwitter(username=...) if multiple bots are registered on the server</text:p>
                </text:list-item>
                <text:list-item>
                  <text:p text:style-name="P301">attempt to send pending replies to messages previously received from twitter</text:p>
                </text:list-item>
              </text:list>
            </text:list-item>
            <text:list-item>
              <text:p text:style-name="P301">OSM: interest (“curiosity”) in amenities for a given location is noticed by the plugin to yield the OSM amenity data</text:p>
            </text:list-item>
            <text:list-item>
              <text:p text:style-name="P301">RSS: created post objects inherit all other tags of the (creating) feed</text:p>
            </text:list-item>
            <text:list-item>
              <text:p text:style-name="P301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43" text:outline-level="10"><text:bookmark text:name="h.9daridstim51"/>ClimateViewer</text:h>
      <text:p text:style-name="P54">Facebook meets 3D map, toggle overlays from individuals, networks and services</text:p>
      <text:p text:style-name="P5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2">What it Does</text:p>
          </table:table-cell>
          <table:table-cell table:style-name="Table16.A1" office:value-type="string">
            <text:p text:style-name="P52">What it Doesn’t (yet)</text:p>
          </table:table-cell>
        </table:table-row>
        <table:table-row>
          <table:table-cell table:style-name="Table16.A1" office:value-type="string">
            <text:p text:style-name="P49"/>
          </table:table-cell>
          <table:table-cell table:style-name="Table16.A1" office:value-type="string">
            <text:list xml:id="list5673113014019521467" text:style-name="LS51">
              <text:list-item>
                <text:p text:style-name="P299"><office:annotation><dc:date>0000-00-00T00:00:00</dc:date><text:p text:style-name="P357"><text:span text:style-name="T1">Eimhin David:</text:span></text:p><text:p text:style-name="P357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6">Create groups, have global/group/local chat rooms, ability to friend/subscribe to users.</text:span></text:p>
              </text:list-item>
              <text:list-item>
                <text:p text:style-name="P315">Post photo/video/audio clips to map markers with time stamps, and the ability to view the content in a popup balloon or rss feed.</text:p>
              </text:list-item>
              <text:list-item>
                <text:p text:style-name="P299"><text:span text:style-name="T26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6"> = your post)</text:span></text:p>
              </text:list-item>
              <text:list-item>
                <text:p text:style-name="P315">Subscribe to text/sms/email updates for events you predefine (environmental pollution, 50 mile radius from my home, email me or tsunami alert/earthquake/tornado)</text:p>
              </text:list-item>
              <text:list-item>
                <text:p text:style-name="P315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299"><text:span text:style-name="T26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6">.</text:span></text:p>
              </text:list-item>
              <text:list-item>
                <text:p text:style-name="P315">Post anonymous content, which is private and encrypted (long term goal)</text:p>
              </text:list-item>
              <text:list-item>
                <text:p text:style-name="P315">Use all features above on mobile devices in 2D, and 3D on PC, Mac, and Linux.</text:p>
              </text:list-item>
            </text:list>
          </table:table-cell>
        </table:table-row>
      </table:table>
      <text:p text:style-name="P59"><text:s/><text:bookmark text:name="h.b9e7du3qbsae"/></text:p>
      <text:p text:style-name="P47"/>
      <text:p text:style-name="P1"/>
      <text:h text:style-name="P345" text:outline-level="10"><text:bookmark text:name="h.krl7qrkwpknw"/>Old, but may content relevant items: </text:h>
      <text:h text:style-name="P341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316">send essential objects on connect:</text:p>
              <text:list>
                <text:list-item>
                  <text:p text:style-name="P317">user’s own objects “mine”</text:p>
                </text:list-item>
                <text:list-item>
                  <text:p text:style-name="P317">tags</text:p>
                </text:list-item>
                <text:list-item>
                  <text:p text:style-name="P316">most recent</text:p>
                </text:list-item>
              </text:list>
            </text:list-item>
            <text:list-item>
              <text:p text:style-name="P316">getGeolocation</text:p>
              <text:list>
                <text:list-item>
                  <text:p text:style-name="P316">consider both primitive spacepoint property and first property with it</text:p>
                </text:list-item>
              </text:list>
            </text:list-item>
            <text:list-item>
              <text:p text:style-name="P316">fix relevant not updating when /tag/ accessed</text:p>
            </text:list-item>
            <text:list-item>
              <text:p text:style-name="P316">add primitive tag</text:p>
            </text:list-item>
            <text:list-item>
              <text:p text:style-name="P316">add color primitive data type</text:p>
            </text:list-item>
            <text:list-item>
              <text:p text:style-name="P316">add tag property, with type select (requires new meta-primitive)</text:p>
            </text:list-item>
            <text:list-item>
              <text:p text:style-name="P316">db stores involved tags as cache for fast index queries; removes the cache property from retrieved DB object</text:p>
            </text:list-item>
            <text:list-item>
              <text:p text:style-name="P316">CompleteObject loaded from menu/url</text:p>
            </text:list-item>
            <text:list-item>
              <text:p text:style-name="P316">complete object manipulation unit tests</text:p>
            </text:list-item>
            <text:list-item>
              <text:p text:style-name="P318">fix the matching plugins, for basic object matching</text:p>
              <text:list>
                <text:list-item>
                  <text:p text:style-name="P318">human age match</text:p>
                </text:list-item>
                <text:list-item>
                  <text:p text:style-name="P318">musical instrument match</text:p>
                </text:list-item>
              </text:list>
            </text:list-item>
            <text:list-item>
              <text:p text:style-name="P316">obey min/max property arity, affects tag display and property adding behavior</text:p>
            </text:list-item>
            <text:list-item>
              <text:p text:style-name="P301">on startup, download all of a user’s objects first, then get other objects according to interests and recency. </text:p>
              <text:list>
                <text:list-item>
                  <text:p text:style-name="P301"><text:s/>interest modes:</text:p>
                  <text:list>
                    <text:list-item>
                      <text:p text:style-name="P301">geolocation</text:p>
                    </text:list-item>
                    <text:list-item>
                      <text:p text:style-name="P301">tag vector</text:p>
                    </text:list-item>
                    <text:list-item>
                      <text:p text:style-name="P301"/>
                    </text:list-item>
                  </text:list>
                </text:list-item>
              </text:list>
            </text:list-item>
            <text:list-item>
              <text:p text:style-name="P301">add a restartEvery parameter to plugins to have them stopped and restarted at periodic intervals</text:p>
            </text:list-item>
            <text:list-item>
              <text:p text:style-name="P301">tag recommendations:</text:p>
              <text:list>
                <text:list-item>
                  <text:p text:style-name="P301">stemming on english words</text:p>
                  <text:list>
                    <text:list-item>
                      <text:p text:style-name="P301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301">variable score result 0..1.0, indicated with sort order and font size</text:p>
                </text:list-item>
                <text:list-item>
                  <text:p text:style-name="P301">display in bottom section below all tags</text:p>
                </text:list-item>
                <text:list-item>
                  <text:p text:style-name="P301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316">find relevant (geographically near) objects when only a spacepoint is in (edited) focus</text:p>
            </text:list-item>
            <text:list-item>
              <text:p text:style-name="P316">indicate when the DB isnt running</text:p>
            </text:list-item>
            <text:list-item>
              <text:p text:style-name="P316">merge properties from duplicate tags on ontology loads</text:p>
            </text:list-item>
            <text:list-item>
              <text:p text:style-name="P319">user IP -&gt; becomes a known IP object that can become geo-IP resolved as a “location of interest” to ponder inference results</text:p>
            </text:list-item>
            <text:list-item>
              <text:p text:style-name="P319">mousewheel on applied Tag to adjust strength; adjusts font-size of displayed applied tag</text:p>
            </text:list-item>
            <text:list-item>
              <text:p text:style-name="P319">loaded and unloaded plugins reified as objects themselves</text:p>
            </text:list-item>
            <text:list-item>
              <text:p text:style-name="P319">“Forecast” tag modeled after Foresight Engine</text:p>
              <text:list>
                <text:list-item>
                  <text:p text:style-name="P301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320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320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301"><text:span text:style-name="T27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27"> Look for cards that really catch your eye — and then take them one step further, in one of four possible directions.</text:span></text:p>
                  <text:list>
                    <text:list-item>
                      <text:p text:style-name="P320">No way!” If you disagree, play an antagonism card.</text:p>
                    </text:list-item>
                    <text:list-item>
                      <text:p text:style-name="P320">“Yes! And…” If you agree, play a momentum card.</text:p>
                    </text:list-item>
                    <text:list-item>
                      <text:p text:style-name="P320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320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319">make cortexit.js optional using try/catch on module require</text:p>
            </text:list-item>
            <text:list-item>
              <text:p text:style-name="P319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301">object properties</text:p>
              <text:list>
                <text:list-item>
                  <text:p text:style-name="P301">shown in graph view as edges</text:p>
                </text:list-item>
              </text:list>
            </text:list-item>
            <text:list-item>
              <text:p text:style-name="P316">remove text display of name in message, just add ‘title=’ to displayed avatar icon</text:p>
            </text:list-item>
            <text:list-item>
              <text:p text:style-name="P316">add ‘(Me)’ to a displayed Self object that matches clientID</text:p>
            </text:list-item>
            <text:list-item>
              <text:p text:style-name="P316">team focus w/ filter for individual authors</text:p>
              <text:list>
                <text:list-item>
                  <text:p text:style-name="P316">private message</text:p>
                </text:list-item>
                <text:list-item>
                  <text:p text:style-name="P316">private video conference</text:p>
                </text:list-item>
                <text:list-item>
                  <text:p text:style-name="P316">“pay...”</text:p>
                </text:list-item>
                <text:list-item>
                  <text:p text:style-name="P316">trust: unknown</text:p>
                </text:list-item>
                <text:list-item>
                  <text:p text:style-name="P316">last activity: unknown</text:p>
                </text:list-item>
              </text:list>
            </text:list-item>
            <text:list-item>
              <text:p text:style-name="P316">cloning adds ‘clonedFrom:’ field</text:p>
            </text:list-item>
            <text:list-item>
              <text:p text:style-name="P316">“Understand” focus - natural language input w/ iterative disambiguation per sentence</text:p>
            </text:list-item>
            <text:list-item>
              <text:p text:style-name="P316">initMiniMap() - should use self’s geolocation as default starting position</text:p>
            </text:list-item>
            <text:list-item>
              <text:p text:style-name="P301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301">proxy file request caching to avoid refetching on repeated or same requests from multiple people</text:p>
            </text:list-item>
            <text:list-item>
              <text:p text:style-name="P301">use default view on startup, don’t leave blank</text:p>
            </text:list-item>
            <text:list-item>
              <text:p text:style-name="P301">“see relevant” item in focus save menu (underneath ‘export’) -&gt; set list semantics to relevance, etc.. update view</text:p>
            </text:list-item>
            <text:list-item>
              <text:p text:style-name="P301">“team” main menu link = relevant to “user” = /tag/general.User</text:p>
            </text:list-item>
            <text:list-item>
              <text:p text:style-name="P301">tag cloud in report with links to /tag/*</text:p>
            </text:list-item>
            <text:list-item>
              <text:p text:style-name="P301">layouts:</text:p>
              <text:list>
                <text:list-item>
                  <text:p text:style-name="P301">hide / minimize / maximize (like blogger) focus section</text:p>
                </text:list-item>
              </text:list>
            </text:list-item>
            <text:list-item>
              <text:p text:style-name="P301">themes</text:p>
              <text:list>
                <text:list-item>
                  <text:p text:style-name="P301">styling of tag buttons both in focus editor and in object view to resemble each other</text:p>
                </text:list-item>
                <text:list-item>
                  <text:p text:style-name="P301">...automatically download and install css/bootstrap themes?</text:p>
                </text:list-item>
                <text:list-item>
                  <text:p text:style-name="P301">sounds?</text:p>
                </text:list-item>
              </text:list>
            </text:list-item>
            <text:list-item>
              <text:p text:style-name="P301">ontology search: include matches for tags and properties, their names and descriptions</text:p>
            </text:list-item>
            <text:list-item>
              <text:p text:style-name="P301">“traveling mode“ and advanced location settings, including basic location selector modal dialog</text:p>
            </text:list-item>
            <text:list-item>
              <text:p text:style-name="P301">_.extend() objects with utility methods</text:p>
            </text:list-item>
            <text:list-item>
              <text:p text:style-name="P301">focus/popup a specific object, fullscreen</text:p>
            </text:list-item>
            <text:list-item>
              <text:p text:style-name="P301">{Live update | Pagination} modes</text:p>
            </text:list-item>
            <text:list-item>
              <text:p text:style-name="P301">Relevance highlights tag button widgets (which are used in both focus editor and object viewer)</text:p>
            </text:list-item>
            <text:list-item>
              <text:p text:style-name="P301">fontsize adjust slider(s)</text:p>
            </text:list-item>
            <text:list-item>
              <text:p text:style-name="P301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301">text-to-speech</text:p>
            </text:list-item>
            <text:list-item>
              <text:p text:style-name="P301">plugin dependencies</text:p>
            </text:list-item>
            <text:list-item>
              <text:p text:style-name="P301">mobile site (extensive use of modal dialogs and sliding/toggling modes)</text:p>
            </text:list-item>
            <text:list-item>
              <text:p text:style-name="P301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301">popup/tooltip wikipedia mobile view for annotated terms. ex: “Food” -&gt; en.wikipedia.org/wiki/Food</text:p>
            </text:list-item>
            <text:list-item>
              <text:p text:style-name="P301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301">favorites: keeps attention “pinned” for certain objects at varying levels; ensures they wont be forgotten</text:p>
            </text:list-item>
            <text:list-item>
              <text:p text:style-name="P301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50" text:outline-level="10"/>
      <text:h text:style-name="P351" text:outline-level="10"><text:bookmark text:name="h.e6ktshop07yc"/><text:bookmark text:name="h.ag1474oxgekq"/><text:bookmark text:name="id.x8lrndfsfwth"/>Survival Planner</text:h>
      <text:p text:style-name="P1"/>
      <text:p text:style-name="P10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9">INPUTS</text:p>
            <text:p text:style-name="P20">none are required. many are inferred from sensors</text:p>
          </table:table-cell>
          <table:table-cell table:style-name="Table18.A1" office:value-type="string">
            <text:p text:style-name="P19">OUTPUTS</text:p>
          </table:table-cell>
        </table:table-row>
        <table:table-row>
          <table:table-cell table:style-name="Table18.A1" office:value-type="string">
            <text:p text:style-name="P17">Personal Conditions</text:p>
            <text:list xml:id="list8955901437851452185" text:style-name="LS54">
              <text:list-item>
                <text:p text:style-name="P262">Biometrics</text:p>
                <text:list>
                  <text:list-item>
                    <text:p text:style-name="P262">Age</text:p>
                  </text:list-item>
                  <text:list-item>
                    <text:p text:style-name="P262">Weight</text:p>
                  </text:list-item>
                  <text:list-item>
                    <text:p text:style-name="P262">Height</text:p>
                  </text:list-item>
                  <text:list-item>
                    <text:p text:style-name="P262">Gender</text:p>
                  </text:list-item>
                  <text:list-item>
                    <text:p text:style-name="P262">Temperature</text:p>
                  </text:list-item>
                  <text:list-item>
                    <text:p text:style-name="P262">Ethnicity</text:p>
                  </text:list-item>
                  <text:list-item>
                    <text:p text:style-name="P262">Blood type</text:p>
                  </text:list-item>
                  <text:list-item>
                    <text:p text:style-name="P262">Genetics</text:p>
                  </text:list-item>
                  <text:list-item>
                    <text:p text:style-name="P262">Pulse Rate &amp; Variability</text:p>
                  </text:list-item>
                  <text:list-item>
                    <text:p text:style-name="P262">Blood Pressure</text:p>
                  </text:list-item>
                  <text:list-item>
                    <text:p text:style-name="P262">Breathing Rate</text:p>
                  </text:list-item>
                  <text:list-item>
                    <text:p text:style-name="P262">...</text:p>
                  </text:list-item>
                </text:list>
              </text:list-item>
              <text:list-item>
                <text:p text:style-name="P262">Hunger / Thirst</text:p>
                <text:list>
                  <text:list-item>
                    <text:p text:style-name="P262">...</text:p>
                  </text:list-item>
                </text:list>
              </text:list-item>
              <text:list-item>
                <text:p text:style-name="P262">Memory</text:p>
              </text:list-item>
              <text:list-item>
                <text:p text:style-name="P242">Focus</text:p>
              </text:list-item>
              <text:list-item>
                <text:p text:style-name="P242">Mood</text:p>
                <text:list>
                  <text:list-item>
                    <text:p text:style-name="P242">Stability</text:p>
                  </text:list-item>
                  <text:list-item>
                    <text:p text:style-name="P242">Presence of Depression</text:p>
                  </text:list-item>
                  <text:list-item>
                    <text:p text:style-name="P242">Presence of Euphoria</text:p>
                  </text:list-item>
                </text:list>
              </text:list-item>
              <text:list-item>
                <text:p text:style-name="P242">Energy</text:p>
              </text:list-item>
              <text:list-item>
                <text:p text:style-name="P242">Relax</text:p>
              </text:list-item>
              <text:list-item>
                <text:p text:style-name="P242">Athletic Performance</text:p>
              </text:list-item>
              <text:list-item>
                <text:p text:style-name="P242">Illness</text:p>
              </text:list-item>
              <text:list-item>
                <text:p text:style-name="P242">Injury</text:p>
                <text:list>
                  <text:list-item>
                    <text:p text:style-name="P242">[per body part]</text:p>
                  </text:list-item>
                </text:list>
              </text:list-item>
              <text:list-item>
                <text:p text:style-name="P242">Need to Detox and Stop...</text:p>
                <text:list>
                  <text:list-item>
                    <text:p text:style-name="P242">Alcohol Addiction</text:p>
                  </text:list-item>
                  <text:list-item>
                    <text:p text:style-name="P242">Opiate Addiction</text:p>
                  </text:list-item>
                  <text:list-item>
                    <text:p text:style-name="P242">Cocaine / Amphetamine Addiction</text:p>
                  </text:list-item>
                  <text:list-item>
                    <text:p text:style-name="P242">Benzodiazepine Addiction</text:p>
                  </text:list-item>
                  <text:list-item>
                    <text:p text:style-name="P242">Other Addictions and their cravings</text:p>
                  </text:list-item>
                </text:list>
              </text:list-item>
            </text:list>
            <text:p text:style-name="P13"/>
            <text:p text:style-name="P17">Environment Conditions</text:p>
            <text:list xml:id="list8591570915383362358" text:style-name="LS55">
              <text:list-item>
                <text:p text:style-name="P243">Time </text:p>
                <text:list>
                  <text:list-item>
                    <text:p text:style-name="P243">of Day</text:p>
                  </text:list-item>
                  <text:list-item>
                    <text:p text:style-name="P243">of Year</text:p>
                  </text:list-item>
                </text:list>
              </text:list-item>
              <text:list-item>
                <text:p text:style-name="P243">Weather</text:p>
                <text:list>
                  <text:list-item>
                    <text:p text:style-name="P243">Rain Storm</text:p>
                  </text:list-item>
                  <text:list-item>
                    <text:p text:style-name="P243">Snow</text:p>
                  </text:list-item>
                  <text:list-item>
                    <text:p text:style-name="P243">Tropical Storm</text:p>
                  </text:list-item>
                  <text:list-item>
                    <text:p text:style-name="P243">Hurricane</text:p>
                  </text:list-item>
                  <text:list-item>
                    <text:p text:style-name="P243">Tornado</text:p>
                  </text:list-item>
                  <text:list-item>
                    <text:p text:style-name="P243">Tsunami</text:p>
                  </text:list-item>
                  <text:list-item>
                    <text:p text:style-name="P243">..</text:p>
                  </text:list-item>
                </text:list>
              </text:list-item>
              <text:list-item>
                <text:p text:style-name="P243">Pollution</text:p>
                <text:list>
                  <text:list-item>
                    <text:p text:style-name="P243">Air/Water Quality</text:p>
                  </text:list-item>
                  <text:list-item>
                    <text:p text:style-name="P243">Radiation</text:p>
                  </text:list-item>
                  <text:list-item>
                    <text:p text:style-name="P243">Electrosmog</text:p>
                  </text:list-item>
                  <text:list-item>
                    <text:p text:style-name="P243">...</text:p>
                  </text:list-item>
                </text:list>
              </text:list-item>
              <text:list-item>
                <text:p text:style-name="P243">Crime</text:p>
              </text:list-item>
              <text:list-item>
                <text:p text:style-name="P243">Economic</text:p>
              </text:list-item>
              <text:list-item>
                <text:p text:style-name="P243">Sociopolitical</text:p>
                <text:list>
                  <text:list-item>
                    <text:p text:style-name="P243">Vote</text:p>
                  </text:list-item>
                  <text:list-item>
                    <text:p text:style-name="P243">Taxes</text:p>
                  </text:list-item>
                  <text:list-item>
                    <text:p text:style-name="P243">...</text:p>
                  </text:list-item>
                </text:list>
              </text:list-item>
              <text:list-item>
                <text:p text:style-name="P243">Cultural</text:p>
                <text:list>
                  <text:list-item>
                    <text:p text:style-name="P243">Holidays</text:p>
                  </text:list-item>
                </text:list>
              </text:list-item>
              <text:list-item>
                <text:p text:style-name="P243">Farming / Plant Maintenance</text:p>
              </text:list-item>
            </text:list>
            <text:p text:style-name="P13"/>
            <text:p text:style-name="P17">Resource Inventory</text:p>
            <text:list xml:id="list1897620374141477510" text:style-name="LS56">
              <text:list-item>
                <text:p text:style-name="P244">[Item, Quantity]</text:p>
              </text:list-item>
              <text:list-item>
                <text:p text:style-name="P244">Cash [Currency, Quantity]</text:p>
              </text:list-item>
            </text:list>
            <text:p text:style-name="P13"/>
            <text:p text:style-name="P17">Social Conditions</text:p>
            <text:list xml:id="list979598421625425637" text:style-name="LS57">
              <text:list-item>
                <text:p text:style-name="P245">Relationship Quality</text:p>
                <text:list>
                  <text:list-item>
                    <text:p text:style-name="P245">Animals / Pets</text:p>
                  </text:list-item>
                  <text:list-item>
                    <text:p text:style-name="P245">Strangers</text:p>
                  </text:list-item>
                  <text:list-item>
                    <text:p text:style-name="P245">Coworker</text:p>
                  </text:list-item>
                  <text:list-item>
                    <text:p text:style-name="P245">Student / Teacher</text:p>
                  </text:list-item>
                  <text:list-item>
                    <text:p text:style-name="P245">Friend</text:p>
                  </text:list-item>
                  <text:list-item>
                    <text:p text:style-name="P245">Family</text:p>
                  </text:list-item>
                  <text:list-item>
                    <text:p text:style-name="P245">Roommate</text:p>
                  </text:list-item>
                  <text:list-item>
                    <text:p text:style-name="P245">Boyfriend/Girlfriend</text:p>
                  </text:list-item>
                  <text:list-item>
                    <text:p text:style-name="P245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2"><text:span text:style-name="T5">Suggested Actions</text:span><text:span text:style-name="T1"> (always includes a list one or more logical reasons supported by objective measurements, ontology of activity)</text:span></text:p>
            <text:p text:style-name="P13"/>
            <text:p text:style-name="P13">any number of actions can be suggested at a given time, prioritized by varying strengths</text:p>
            <text:p text:style-name="P13"/>
            <text:list xml:id="list2570231073565719796" text:style-name="LS58">
              <text:list-item>
                <text:p text:style-name="P246">Acquire Item (ex: store purchase or borrow/trade)</text:p>
              </text:list-item>
              <text:list-item>
                <text:p text:style-name="P246">Consume Item</text:p>
                <text:list>
                  <text:list-item>
                    <text:p text:style-name="P246">Quantity Range (Dose)</text:p>
                  </text:list-item>
                  <text:list-item>
                    <text:p text:style-name="P246">Frequency</text:p>
                  </text:list-item>
                  <text:list-item>
                    <text:p text:style-name="P246">Ingestion Method</text:p>
                    <text:list>
                      <text:list-item>
                        <text:p text:style-name="P246">Orally</text:p>
                      </text:list-item>
                      <text:list-item>
                        <text:p text:style-name="P246">Sublingually</text:p>
                      </text:list-item>
                      <text:list-item>
                        <text:p text:style-name="P246">IV</text:p>
                      </text:list-item>
                      <text:list-item>
                        <text:p text:style-name="P246">…</text:p>
                      </text:list-item>
                    </text:list>
                  </text:list-item>
                  <text:list-item>
                    <text:p text:style-name="P246">Ingestion Activity (dose response curves vs. time, for warning when a drug is biologically effective or ineffective)</text:p>
                  </text:list-item>
                  <text:list-item>
                    <text:p text:style-name="P246">Contraindications/Indications</text:p>
                  </text:list-item>
                </text:list>
              </text:list-item>
              <text:list-item>
                <text:p text:style-name="P246">Gather / Ready / Deploy / Attend_to Item (get it ready for use)</text:p>
                <text:list>
                  <text:list-item>
                    <text:p text:style-name="P246">saving minutes in the case of an emergency could save a life</text:p>
                  </text:list-item>
                </text:list>
              </text:list-item>
              <text:list-item>
                <text:p text:style-name="P246">Share Item</text:p>
              </text:list-item>
              <text:list-item>
                <text:p text:style-name="P246">Travel</text:p>
              </text:list-item>
              <text:list-item>
                <text:p text:style-name="P246">Contact</text:p>
              </text:list-item>
              <text:list-item>
                <text:p text:style-name="P246">Relax / Do Nothing / Be Patient</text:p>
              </text:list-item>
              <text:list-item>
                <text:p text:style-name="P246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70</meta:editing-cycles>
    <dc:date>2014-01-19T18:26:54.070753932</dc:date>
    <meta:editing-duration>P10DT1H33M40S</meta:editing-duration>
    <meta:document-statistic meta:table-count="7" meta:image-count="0" meta:object-count="0" meta:page-count="1" meta:paragraph-count="1005" meta:word-count="6693" meta:character-count="42446" meta:non-whitespace-character-count="37481"/>
  </office:meta>
</office:document-meta>
</file>